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7660000013086E328814C001181.png" manifest:media-type="image/png"/>
  <manifest:file-entry manifest:full-path="Pictures/10000001000000FA000001866EC7737E04D95970.png" manifest:media-type="image/png"/>
  <manifest:file-entry manifest:full-path="Pictures/100000010000029600000176D91AEF681F37240E.png" manifest:media-type="image/png"/>
  <manifest:file-entry manifest:full-path="Pictures/100000010000029C0000017AF41984DCA1599A0C.png" manifest:media-type="image/png"/>
  <manifest:file-entry manifest:full-path="Pictures/1000000100000253000003490D97D3790364867B.png" manifest:media-type="image/png"/>
  <manifest:file-entry manifest:full-path="Pictures/1000000100000123000001865E5ECB8D7DCBD97B.png" manifest:media-type="image/png"/>
  <manifest:file-entry manifest:full-path="Pictures/1000000100000671000001080CF2712592FF8965.png" manifest:media-type="image/png"/>
  <manifest:file-entry manifest:full-path="Pictures/10000001000001C2000000FE03A08E12EF16E804.png" manifest:media-type="image/png"/>
  <manifest:file-entry manifest:full-path="Pictures/10000001000002AE00000183E8A01B834BE2B7EB.png" manifest:media-type="image/png"/>
  <manifest:file-entry manifest:full-path="Pictures/10000001000002B200000186CF589A85430E0C8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Black" svg:font-family="'Noto Sans Display Black'" style:font-family-generic="swiss" style:font-pitch="variable"/>
    <style:font-face style:name="Noto Sans Display ExtraCondensed ExtraBold" svg:font-family="'Noto Sans Display ExtraCondensed ExtraBold'" style:font-family-generic="swiss" style:font-pitch="variable"/>
    <style:font-face style:name="Nunito" svg:font-family="Nunito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Roboto Mono Light for Powerline" svg:font-family="'Roboto Mono Light for Powerline'" style:font-adornments="Light" style:font-pitch="variable"/>
    <style:font-face style:name="Roboto Mono Light for Powerline1" svg:font-family="'Roboto Mono Light for Powerline'" style:font-pitch="variable"/>
    <style:font-face style:name="Roboto Mono Medium for Powerline" svg:font-family="'Roboto Mono Medium for Powerline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57cm" fo:min-width="3.884cm"/>
      <style:paragraph-properties style:writing-mode="lr-tb"/>
    </style:style>
    <style:style style:name="gr2" style:family="graphic" style:parent-style-name="objectwithoutfill">
      <style:graphic-properties svg:stroke-width="0.051cm" svg:stroke-color="#eeeeee" draw:marker-start-width="0.276cm" draw:marker-end-width="0.276cm" draw:fill="none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657cm" fo:min-width="4.40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true" fo:min-height="0.746cm" fo:min-width="4.02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46cm" fo:min-width="4.955cm"/>
      <style:paragraph-properties style:writing-mode="lr-tb"/>
    </style:style>
    <style:style style:name="pr1" style:family="presentation" style:parent-style-name="master_20_slide-title">
      <style:graphic-properties fo:min-height="4.452cm"/>
      <style:paragraph-properties style:writing-mode="lr-tb"/>
    </style:style>
    <style:style style:name="pr2" style:family="presentation" style:parent-style-name="master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_20_7-title">
      <style:graphic-properties fo:min-height="2.629cm"/>
      <style:paragraph-properties style:writing-mode="lr-tb"/>
    </style:style>
    <style:style style:name="pr4" style:family="presentation" style:parent-style-name="Default_20_7-outline1">
      <style:graphic-properties fo:min-height="8.884cm"/>
      <style:paragraph-properties style:writing-mode="lr-tb"/>
    </style:style>
    <style:style style:name="pr5" style:family="presentation" style:parent-style-name="Default_20_7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Default_20_3-title">
      <style:graphic-properties fo:min-height="2.629cm"/>
      <style:paragraph-properties style:writing-mode="lr-tb"/>
    </style:style>
    <style:style style:name="pr7" style:family="presentation" style:parent-style-name="Default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da" fo:country="DK"/>
    </style:style>
    <style:style style:name="P2" style:family="paragraph">
      <style:paragraph-properties style:writing-mode="lr-tb"/>
      <style:text-properties fo:color="#eeeeee" loext:opacity="100%" loext:color-lum-mod="100%" loext:color-lum-off="0%" style:font-name="Roboto Black1" fo:font-size="60pt" fo:language="da" fo:country="DK" fo:font-weight="900" style:font-size-asian="60pt" style:font-size-complex="60pt"/>
    </style:style>
    <style:style style:name="P3" style:family="paragraph">
      <style:paragraph-properties fo:text-align="end"/>
      <style:text-properties fo:language="da" fo:country="DK"/>
    </style:style>
    <style:style style:name="P4" style:family="paragraph">
      <loext:graphic-properties draw:fill="none" draw:fill-color="#ffffff"/>
      <style:paragraph-properties fo:text-align="end" style:writing-mode="lr-tb"/>
      <style:text-properties fo:color="#eeeeee" loext:opacity="100%" loext:color-lum-mod="100%" loext:color-lum-off="0%" style:font-name="Roboto Mono Light for Powerline" fo:font-size="16pt" fo:language="da" fo:country="DK" fo:font-weight="250" style:font-size-asian="16pt" style:font-size-complex="16pt"/>
    </style:style>
    <style:style style:name="P5" style:family="paragraph">
      <loext:graphic-properties draw:fill="none"/>
      <style:paragraph-properties fo:text-align="start"/>
      <style:text-properties fo:language="da" fo:country="DK"/>
    </style:style>
    <style:style style:name="P6" style:family="paragraph">
      <style:paragraph-properties fo:text-align="start"/>
      <style:text-properties fo:language="da" fo:country="DK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eeeeee" loext:opacity="100%" loext:color-lum-mod="100%" loext:color-lum-off="0%" style:font-name="Roboto Mono Light for Powerline" fo:font-size="16pt" fo:language="da" fo:country="DK" fo:font-weight="250" style:font-size-asian="16pt" style:font-size-complex="16pt"/>
    </style:style>
    <style:style style:name="P8" style:family="paragraph">
      <loext:graphic-properties draw:fill-color="#ffffff"/>
      <style:paragraph-properties style:writing-mode="lr-tb"/>
      <style:text-properties fo:font-size="20pt" fo:language="da" fo:country="DK"/>
    </style:style>
    <style:style style:name="P9" style:family="paragraph">
      <loext:graphic-properties draw:fill-color="#ffffff"/>
      <style:text-properties fo:language="da" fo:country="DK"/>
    </style:style>
    <style:style style:name="P10" style:family="paragraph">
      <loext:graphic-properties draw:fill-color="#ffffff"/>
      <style:text-properties fo:font-size="20pt" fo:language="da" fo:country="DK"/>
    </style:style>
    <style:style style:name="P11" style:family="paragraph">
      <style:paragraph-properties fo:margin-left="0cm" fo:margin-right="0cm" fo:margin-top="0cm" fo:margin-bottom="0cm" fo:line-height="100%" fo:text-align="end" fo:text-indent="0cm"/>
      <style:text-properties fo:language="da" fo:country="DK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eeeeee" loext:opacity="100%" loext:color-lum-mod="100%" loext:color-lum-off="0%" style:font-name="Roboto Mono Light for Powerline" fo:font-size="15pt" fo:language="da" fo:country="DK" fo:font-weight="250" style:font-size-asian="15pt" style:font-size-complex="15pt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eeeeee" loext:opacity="100%" loext:color-lum-mod="100%" loext:color-lum-off="0%" style:font-name="Roboto Mono Light for Powerline" fo:font-size="18pt" fo:language="da" fo:country="DK" fo:font-weight="250" style:font-size-asian="18pt" style:font-size-complex="18pt"/>
    </style:style>
    <style:style style:name="P14" style:family="paragraph">
      <loext:graphic-properties draw:fill-color="#ffffff"/>
      <style:paragraph-properties style:writing-mode="lr-tb"/>
      <style:text-properties fo:language="da" fo:country="DK"/>
    </style:style>
    <style:style style:name="T1" style:family="text">
      <style:text-properties fo:color="#eeeeee" loext:opacity="100%" style:font-name="Roboto Black1" fo:font-size="60pt" fo:font-weight="900" style:font-size-asian="60pt" style:font-size-complex="60pt"/>
    </style:style>
    <style:style style:name="T2" style:family="text">
      <style:text-properties fo:color="#eeeeee" loext:opacity="100%" style:font-name="Roboto Mono Light for Powerline" fo:font-size="16pt" fo:font-weight="250" style:font-size-asian="16pt" style:font-size-complex="16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da" fo:country="DK"/>
    </style:style>
    <style:style style:name="T6" style:family="text">
      <style:text-properties fo:color="#eeeeee" loext:opacity="100%" style:font-name="Roboto Mono Light for Powerline" fo:font-size="18pt" fo:font-weight="250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6f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f6f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f6f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6f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6f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6fd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6fd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6fd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6fd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f6fd" fo:font-size="45%"/>
      </text:list-level-style-bullet>
    </text:list-style>
  </office:automatic-styles>
  <office:body>
    <office:presentation>
      <draw:page draw:name="page1" draw:style-name="dp1" draw:master-page-name="master_20_slide" presentation:presentation-page-layout-name="AL1T1">
        <office:forms form:automatic-focus="false" form:apply-design-mode="false"/>
        <draw:frame presentation:style-name="pr1" draw:text-style-name="P2" draw:layer="layout" svg:width="25.199cm" svg:height="4.452cm" svg:x="1.43cm" svg:y="1.898cm" presentation:class="title" presentation:user-transformed="true">
          <draw:text-box>
            <text:p text:style-name="P1"><text:span text:style-name="T1">Linux konsollen</text:span></text:p>
          </draw:text-box>
        </draw:frame>
        <draw:frame draw:style-name="gr1" draw:text-style-name="P4" draw:layer="layout" svg:width="4.464cm" svg:height="0.907cm" svg:x="9.456cm" svg:y="6.891cm">
          <draw:text-box>
            <text:p text:style-name="P3"><text:span text:style-name="T2">28. Maj 2024</text:span></text:p>
          </draw:text-box>
        </draw:frame>
        <draw:line draw:style-name="gr2" draw:text-style-name="P5" draw:layer="layout" svg:x1="14.029cm" svg:y1="6.617cm" svg:x2="14.029cm" svg:y2="8.141cm">
          <text:p/>
        </draw:line>
        <draw:frame draw:style-name="gr3" draw:text-style-name="P7" draw:layer="layout" svg:width="6.115cm" svg:height="0.907cm" svg:x="14.283cm" svg:y="6.891cm">
          <draw:text-box>
            <text:p text:style-name="P6"><text:span text:style-name="T2">Mikkel Holm Ols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Kommandolinjen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Består af op til 3 dele</text:p>
                <text:list>
                  <text:list-item>
                    <text:p text:style-name="P1">Kommando (shell-builtin eller executable)</text:p>
                  </text:list-item>
                  <text:list-item>
                    <text:p text:style-name="P1">Options (starter med - eller -- )</text:p>
                  </text:list-item>
                  <text:list-item>
                    <text:p text:style-name="P1">Øvrige argumenter (fx filnavne eller lign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Kommando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Shell built-ins</text:p>
                <text:list>
                  <text:list-item>
                    <text:p text:style-name="P1">Fx cd, pwd, echo</text:p>
                  </text:list-item>
                </text:list>
              </text:list-item>
              <text:list-item>
                <text:p text:style-name="P1">Executables (programmer)</text:p>
                <text:list>
                  <text:list-item>
                    <text:p text:style-name="P1">Hvis der ikke angives en sti, så ledes i alle dirs nævnt i $PATH</text:p>
                  </text:list-item>
                  <text:list-item>
                    <text:p text:style-name="P1">Der kan angives en absolut sti (fx /bin/bash)</text:p>
                  </text:list-item>
                  <text:list-item>
                    <text:p text:style-name="P1">Eller relativ (fx ./mit_program)</text:p>
                  </text:list-item>
                  <text:list-item>
                    <text:p text:style-name="P1">Der skal være execute-rettighed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Kommandoer vi har brugt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ls</text:p>
              </text:list-item>
              <text:list-item>
                <text:p text:style-name="P1">cat, touch</text:p>
              </text:list-item>
              <text:list-item>
                <text:p text:style-name="P1">grep, sort, uniq, rev</text:p>
              </text:list-item>
              <text:list-item>
                <text:p text:style-name="P1">cp, mv, mkdir, rmdir</text:p>
              </text:list-item>
              <text:list-item>
                <text:p text:style-name="P1">man</text:p>
              </text:list-item>
              <text:list-item>
                <text:p text:style-name="P1">nan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<text:span text:style-name="T3">Options (optional arguments)</text:span>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De fleste programmer forventer options (der starter med ‘-’) før andre argumenter (som fx filnavne)</text:p>
              </text:list-item>
              <text:list-item>
                <text:p text:style-name="P1">Short options er oftest med en ‘-’, long options er med to (fx ‘--version’)</text:p>
              </text:list-item>
              <text:list-item>
                <text:p text:style-name="P1">Short options kan som regel “bundles”:<text:line-break/>’ls -l -a’ er det samme som ‘ls -la’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<text:span text:style-name="T3">Options - fortsat</text:span>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Desværre er der undtagelser:</text:p>
                <text:list>
                  <text:list-item>
                    <text:p text:style-name="P1">Hvis vi fx har et filnavn, der starter med ‘-’, så bliver programmet snydt og tror det er en option</text:p>
                  </text:list-item>
                  <text:list-item>
                    <text:p text:style-name="P1">For mange programmer kan man bruge ‘--’ til at stoppe option-processering (fx ‘ls -- -a’)</text:p>
                  </text:list-item>
                  <text:list-item>
                    <text:p text:style-name="P1">Man kan også angive filen med en sti, fx<text:line-break/>’rm ./-i’</text:p>
                  </text:list-item>
                  <text:list-item>
                    <text:p text:style-name="P1">Eksempel: touch -- -la ; ls *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Argumenter (non-option)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Kan fx være filnavne (se ‘man cat’:<text:line-break/>cat [OPTION]... [FILE]…)</text:p>
              </text:list-item>
              <text:list-item>
                <text:p text:style-name="P1">Kan også være andet (‘./level_02 ostemad’)</text:p>
              </text:list-item>
              <text:list-item>
                <text:p text:style-name="P1">Kommer ind i programmet som en liste af strenge (shell opfatter mellemrum som sep.)</text:p>
              </text:list-item>
              <text:list-item>
                <text:p text:style-name="P1">Hvis filnavn indeholder mellemrum må vi skrive “min fil”, ‘min fil’ eller min\ fi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Shell-expansion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Shell expander nogle udtryk, fx ‘echo *’</text:p>
                <text:list>
                  <text:list-item>
                    <text:p text:style-name="P1">* ekspanderer til alle filer i cwd (undt. dot-filer)</text:p>
                  </text:list-item>
                  <text:list-item>
                    <text:p text:style-name="P1">? ekspanderer til en karakter i filnavne i cwd</text:p>
                  </text:list-item>
                  <text:list-item>
                    <text:p text:style-name="P1">[ace] ekspanderer til bogstaverne ‘a’, ‘c’ og ‘e’ i filnavne I cwd</text:p>
                  </text:list-item>
                  <text:list-item>
                    <text:p text:style-name="P1">{abc,def,ghi} ekspanderer til strengene ‘abc’, ‘def’ og ‘ghi’, behøver <text:span text:style-name="T4">ikke</text:span> at være filer</text:p>
                  </text:list-item>
                  <text:list-item>
                    <text:p text:style-name="P1">Der expanderes ikke imellem enkeltping (’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Output-redirection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Output (std-out) kan omdirrigeres til en fil med ‘&gt;’, fx ‘echo hej &gt; min_flotte_fil’</text:p>
              </text:list-item>
              <text:list-item>
                <text:p text:style-name="P1">Hvis der bruges ‘&gt;&gt;’ appendes (tilføjes) til filen</text:p>
              </text:list-item>
              <text:list-item>
                <text:p text:style-name="P1">Man kan også omdirrigere stderr med ‘2&gt;’, fx: ‘find . 2&gt;/dev/null’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Input-redirection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Input (std-in) kan læses fra en fil I stedet for konsollen. Det gøres med ‘&lt;’, fx:<text:line-break/>’rev &lt; ost’ (læser filen ost som input til rev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Pipes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Med en pipe forbindes std-out fra et program til std-in på et andet program, fx:<text:line-break/>’echo hej | rev’</text:p>
                <text:list>
                  <text:list-item>
                    <text:p text:style-name="P1">Her køres programmet echo, der udskriver ‘hej’ på std-out, som sendes ind i rev (på std-in)</text:p>
                  </text:list-item>
                  <text:list-item>
                    <text:p text:style-name="P1">Efter |-tegnet (pipe) skal der gives et program (en executable i $PATH, eller med en<text:line-break/>angiven sti)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7" presentation:presentation-page-layout-name="AL2T15">
        <office:forms form:automatic-focus="false" form:apply-design-mode="false"/>
        <draw:frame presentation:style-name="pr3" draw:text-style-name="P1" draw:layer="layout" svg:width="24.641cm" svg:height="2.629cm" svg:x="1.833cm" svg:y="0.762cm" presentation:class="title" presentation:user-transformed="true">
          <draw:text-box>
            <text:p text:style-name="P1">Pipes (fortsat)</text:p>
          </draw:text-box>
        </draw:frame>
        <draw:frame presentation:style-name="pr4" draw:text-style-name="P1" draw:layer="layout" svg:width="23.622cm" svg:height="10.414cm" svg:x="2.09cm" svg:y="3.302cm" presentation:class="outline" presentation:user-transformed="true">
          <draw:text-box>
            <text:list text:style-name="L2">
              <text:list-item>
                <text:p text:style-name="P1">Programmet efter pipe kan få argumenter, fx options: ‘ls -la | grep -i bash’</text:p>
              </text:list-item>
              <text:list-item>
                <text:p text:style-name="P1"><text:span text:style-name="T5">Man kan bruge flere pipes i samme kommandolinje, evt. afsluttet med redirection</text:span><text:span text:style-name="T5"><text:line-break/></text:span><text:span text:style-name="T5">’du -sm * | sort -nr | head -n 5 &gt;top5.txt’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3" presentation:presentation-page-layout-name="AL1T1">
        <office:forms form:automatic-focus="false" form:apply-design-mode="false"/>
        <draw:frame presentation:style-name="pr6" draw:text-style-name="P2" draw:layer="layout" svg:width="25.199cm" svg:height="2.986cm" svg:x="1.429cm" svg:y="6.396cm" presentation:class="title" presentation:user-transformed="true">
          <draw:text-box>
            <text:p text:style-name="P1"><text:span text:style-name="T1">Spørgsmål?</text:span></text:p>
          </draw:text-box>
        </draw:frame>
        <draw:frame draw:style-name="gr5" draw:text-style-name="P12" draw:layer="layout" svg:width="4.521cm" svg:height="0.996cm" svg:x="9.202cm" svg:y="9.692cm">
          <draw:text-box>
            <text:p text:style-name="P11"><text:span text:style-name="T2">28. Maj 2024</text:span></text:p>
          </draw:text-box>
        </draw:frame>
        <draw:line draw:style-name="gr2" draw:text-style-name="P5" draw:layer="layout" svg:x1="14.029cm" svg:y1="9.318cm" svg:x2="14.029cm" svg:y2="10.842cm">
          <text:p/>
        </draw:line>
        <draw:frame draw:style-name="gr6" draw:text-style-name="P13" draw:layer="layout" svg:width="6.835cm" svg:height="0.996cm" svg:x="14.283cm" svg:y="9.592cm">
          <draw:text-box>
            <text:p text:style-name="P6"><text:span text:style-name="T6">Mikkel Holm Olse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ato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isplay Black" svg:font-family="'Noto Sans Display Black'" style:font-family-generic="swiss" style:font-pitch="variable"/>
    <style:font-face style:name="Noto Sans Display ExtraCondensed ExtraBold" svg:font-family="'Noto Sans Display ExtraCondensed ExtraBold'" style:font-family-generic="swiss" style:font-pitch="variable"/>
    <style:font-face style:name="Nunito" svg:font-family="Nunito" style:font-pitch="variable"/>
    <style:font-face style:name="Roboto Black" svg:font-family="'Roboto Black'" style:font-pitch="variable"/>
    <style:font-face style:name="Roboto Black1" svg:font-family="'Roboto Black'" style:font-adornments="Black" style:font-pitch="variable"/>
    <style:font-face style:name="Roboto Light" svg:font-family="'Roboto Light'" style:font-adornments="Light" style:font-pitch="variable"/>
    <style:font-face style:name="Roboto Light1" svg:font-family="'Roboto Light'" style:font-pitch="variable"/>
    <style:font-face style:name="Roboto Mono Light for Powerline" svg:font-family="'Roboto Mono Light for Powerline'" style:font-adornments="Light" style:font-pitch="variable"/>
    <style:font-face style:name="Roboto Mono Light for Powerline1" svg:font-family="'Roboto Mono Light for Powerline'" style:font-pitch="variable"/>
    <style:font-face style:name="Roboto Mono Medium for Powerline" svg:font-family="'Roboto Mono Medium for Powerline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2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_20_light-background" style:display-name="default light-background" style:family="presentation">
      <style:graphic-properties draw:stroke="none" draw:fill="none"/>
      <style:text-properties style:letter-kerning="true"/>
    </style:style>
    <style:style style:name="default_20_light-backgroundobjects" style:display-name="default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light-notes" style:display-name="default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light-outline1" style:display-name="default light-outline1" style:family="presentation">
      <style:graphic-properties draw:stroke="none" draw:fill="none" draw:auto-grow-height="false" draw:fit-to-size="false" style:shrink-to-fit="true">
        <text:list-style style:name="default_20_light-outline1" style:display-name="default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outline2" style:display-name="default light-outline2" style:family="presentation" style:parent-style-name="default_20_light-outline1">
      <style:paragraph-properties fo:margin-top="0.4cm" fo:margin-bottom="0cm"/>
      <style:text-properties fo:font-size="28pt" style:font-size-asian="28pt" style:font-size-complex="28pt"/>
    </style:style>
    <style:style style:name="default_20_light-outline3" style:display-name="default light-outline3" style:family="presentation" style:parent-style-name="default_20_light-outline2">
      <style:paragraph-properties fo:margin-top="0.3cm" fo:margin-bottom="0cm"/>
      <style:text-properties fo:font-size="24pt" style:font-size-asian="24pt" style:font-size-complex="24pt"/>
    </style:style>
    <style:style style:name="default_20_light-outline4" style:display-name="default light-outline4" style:family="presentation" style:parent-style-name="default_20_light-outline3">
      <style:paragraph-properties fo:margin-top="0.2cm" fo:margin-bottom="0cm"/>
      <style:text-properties fo:font-size="20pt" style:font-size-asian="20pt" style:font-size-complex="20pt"/>
    </style:style>
    <style:style style:name="default_20_light-outline5" style:display-name="default light-outline5" style:family="presentation" style:parent-style-name="default_20_light-outline4">
      <style:paragraph-properties fo:margin-top="0.1cm" fo:margin-bottom="0cm"/>
      <style:text-properties fo:font-size="20pt" style:font-size-asian="20pt" style:font-size-complex="20pt"/>
    </style:style>
    <style:style style:name="default_20_light-outline6" style:display-name="default light-outline6" style:family="presentation" style:parent-style-name="default_20_light-outline5">
      <style:paragraph-properties fo:margin-top="0.1cm" fo:margin-bottom="0cm"/>
      <style:text-properties fo:font-size="20pt" style:font-size-asian="20pt" style:font-size-complex="20pt"/>
    </style:style>
    <style:style style:name="default_20_light-outline7" style:display-name="default light-outline7" style:family="presentation" style:parent-style-name="default_20_light-outline6">
      <style:paragraph-properties fo:margin-top="0.1cm" fo:margin-bottom="0cm"/>
      <style:text-properties fo:font-size="20pt" style:font-size-asian="20pt" style:font-size-complex="20pt"/>
    </style:style>
    <style:style style:name="default_20_light-outline8" style:display-name="default light-outline8" style:family="presentation" style:parent-style-name="default_20_light-outline7">
      <style:paragraph-properties fo:margin-top="0.1cm" fo:margin-bottom="0cm"/>
      <style:text-properties fo:font-size="20pt" style:font-size-asian="20pt" style:font-size-complex="20pt"/>
    </style:style>
    <style:style style:name="default_20_light-outline9" style:display-name="default light-outline9" style:family="presentation" style:parent-style-name="default_20_light-outline8">
      <style:paragraph-properties fo:margin-top="0.1cm" fo:margin-bottom="0cm"/>
      <style:text-properties fo:font-size="20pt" style:font-size-asian="20pt" style:font-size-complex="20pt"/>
    </style:style>
    <style:style style:name="default_20_light-subtitle" style:display-name="default light-subtitle" style:family="presentation">
      <style:graphic-properties draw:stroke="none" draw:fill="none" draw:textarea-vertical-align="middle">
        <text:list-style style:name="default_20_light-subtitle" style:display-name="default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light-title" style:display-name="default light-title" style:family="presentation">
      <style:graphic-properties draw:stroke="none" draw:fill="none" draw:textarea-vertical-align="middle">
        <text:list-style style:name="default_20_light-title" style:display-name="default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dark-background" style:display-name="default dark-background" style:family="presentation">
      <style:graphic-properties draw:stroke="none" draw:fill="none"/>
      <style:text-properties style:letter-kerning="true"/>
    </style:style>
    <style:style style:name="default_20_dark-backgroundobjects" style:display-name="default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dark-notes" style:display-name="default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dark-outline1" style:display-name="default dark-outline1" style:family="presentation">
      <style:graphic-properties draw:stroke="none" draw:fill="none" draw:auto-grow-height="false" draw:fit-to-size="false" style:shrink-to-fit="true">
        <text:list-style style:name="default_20_dark-outline1" style:display-name="default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outline2" style:display-name="default dark-outline2" style:family="presentation" style:parent-style-name="default_20_dark-outline1">
      <style:paragraph-properties fo:margin-top="0.4cm" fo:margin-bottom="0cm"/>
      <style:text-properties fo:font-size="28pt" style:font-size-asian="28pt" style:font-size-complex="28pt"/>
    </style:style>
    <style:style style:name="default_20_dark-outline3" style:display-name="default dark-outline3" style:family="presentation" style:parent-style-name="default_20_dark-outline2">
      <style:paragraph-properties fo:margin-top="0.3cm" fo:margin-bottom="0cm"/>
      <style:text-properties fo:font-size="24pt" style:font-size-asian="24pt" style:font-size-complex="24pt"/>
    </style:style>
    <style:style style:name="default_20_dark-outline4" style:display-name="default dark-outline4" style:family="presentation" style:parent-style-name="default_20_dark-outline3">
      <style:paragraph-properties fo:margin-top="0.2cm" fo:margin-bottom="0cm"/>
      <style:text-properties fo:font-size="20pt" style:font-size-asian="20pt" style:font-size-complex="20pt"/>
    </style:style>
    <style:style style:name="default_20_dark-outline5" style:display-name="default dark-outline5" style:family="presentation" style:parent-style-name="default_20_dark-outline4">
      <style:paragraph-properties fo:margin-top="0.1cm" fo:margin-bottom="0cm"/>
      <style:text-properties fo:font-size="20pt" style:font-size-asian="20pt" style:font-size-complex="20pt"/>
    </style:style>
    <style:style style:name="default_20_dark-outline6" style:display-name="default dark-outline6" style:family="presentation" style:parent-style-name="default_20_dark-outline5">
      <style:paragraph-properties fo:margin-top="0.1cm" fo:margin-bottom="0cm"/>
      <style:text-properties fo:font-size="20pt" style:font-size-asian="20pt" style:font-size-complex="20pt"/>
    </style:style>
    <style:style style:name="default_20_dark-outline7" style:display-name="default dark-outline7" style:family="presentation" style:parent-style-name="default_20_dark-outline6">
      <style:paragraph-properties fo:margin-top="0.1cm" fo:margin-bottom="0cm"/>
      <style:text-properties fo:font-size="20pt" style:font-size-asian="20pt" style:font-size-complex="20pt"/>
    </style:style>
    <style:style style:name="default_20_dark-outline8" style:display-name="default dark-outline8" style:family="presentation" style:parent-style-name="default_20_dark-outline7">
      <style:paragraph-properties fo:margin-top="0.1cm" fo:margin-bottom="0cm"/>
      <style:text-properties fo:font-size="20pt" style:font-size-asian="20pt" style:font-size-complex="20pt"/>
    </style:style>
    <style:style style:name="default_20_dark-outline9" style:display-name="default dark-outline9" style:family="presentation" style:parent-style-name="default_20_dark-outline8">
      <style:paragraph-properties fo:margin-top="0.1cm" fo:margin-bottom="0cm"/>
      <style:text-properties fo:font-size="20pt" style:font-size-asian="20pt" style:font-size-complex="20pt"/>
    </style:style>
    <style:style style:name="default_20_dark-subtitle" style:display-name="default dark-subtitle" style:family="presentation">
      <style:graphic-properties draw:stroke="none" draw:fill="none" draw:textarea-vertical-align="middle">
        <text:list-style style:name="default_20_dark-subtitle" style:display-name="default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ark-title" style:display-name="default dark-title" style:family="presentation">
      <style:graphic-properties draw:stroke="none" draw:fill="none" draw:textarea-vertical-align="middle">
        <text:list-style style:name="default_20_dark-title" style:display-name="default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_20_slide-background" style:display-name="master slide-background" style:family="presentation">
      <style:graphic-properties draw:stroke="none" draw:fill="none"/>
      <style:text-properties style:letter-kerning="true"/>
    </style:style>
    <style:style style:name="master_20_slide-backgroundobjects" style:display-name="master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-notes" style:display-name="master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-outline1" style:display-name="master slide-outline1" style:family="presentation">
      <style:graphic-properties draw:stroke="none" draw:fill="none" draw:auto-grow-height="false" draw:fit-to-size="false" style:shrink-to-fit="true">
        <text:list-style style:name="master_20_slide-outline1" style:display-name="master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outline2" style:display-name="master slide-outline2" style:family="presentation" style:parent-style-name="master_20_slide-outline1">
      <style:paragraph-properties fo:margin-top="0.4cm" fo:margin-bottom="0cm"/>
      <style:text-properties fo:font-size="28pt" style:font-size-asian="28pt" style:font-size-complex="28pt"/>
    </style:style>
    <style:style style:name="master_20_slide-outline3" style:display-name="master slide-outline3" style:family="presentation" style:parent-style-name="master_20_slide-outline2">
      <style:paragraph-properties fo:margin-top="0.3cm" fo:margin-bottom="0cm"/>
      <style:text-properties fo:font-size="24pt" style:font-size-asian="24pt" style:font-size-complex="24pt"/>
    </style:style>
    <style:style style:name="master_20_slide-outline4" style:display-name="master slide-outline4" style:family="presentation" style:parent-style-name="master_20_slide-outline3">
      <style:paragraph-properties fo:margin-top="0.2cm" fo:margin-bottom="0cm"/>
      <style:text-properties fo:font-size="20pt" style:font-size-asian="20pt" style:font-size-complex="20pt"/>
    </style:style>
    <style:style style:name="master_20_slide-outline5" style:display-name="master slide-outline5" style:family="presentation" style:parent-style-name="master_20_slide-outline4">
      <style:paragraph-properties fo:margin-top="0.1cm" fo:margin-bottom="0cm"/>
      <style:text-properties fo:font-size="20pt" style:font-size-asian="20pt" style:font-size-complex="20pt"/>
    </style:style>
    <style:style style:name="master_20_slide-outline6" style:display-name="master slide-outline6" style:family="presentation" style:parent-style-name="master_20_slide-outline5">
      <style:paragraph-properties fo:margin-top="0.1cm" fo:margin-bottom="0cm"/>
      <style:text-properties fo:font-size="20pt" style:font-size-asian="20pt" style:font-size-complex="20pt"/>
    </style:style>
    <style:style style:name="master_20_slide-outline7" style:display-name="master slide-outline7" style:family="presentation" style:parent-style-name="master_20_slide-outline6">
      <style:paragraph-properties fo:margin-top="0.1cm" fo:margin-bottom="0cm"/>
      <style:text-properties fo:font-size="20pt" style:font-size-asian="20pt" style:font-size-complex="20pt"/>
    </style:style>
    <style:style style:name="master_20_slide-outline8" style:display-name="master slide-outline8" style:family="presentation" style:parent-style-name="master_20_slide-outline7">
      <style:paragraph-properties fo:margin-top="0.1cm" fo:margin-bottom="0cm"/>
      <style:text-properties fo:font-size="20pt" style:font-size-asian="20pt" style:font-size-complex="20pt"/>
    </style:style>
    <style:style style:name="master_20_slide-outline9" style:display-name="master slide-outline9" style:family="presentation" style:parent-style-name="master_20_slide-outline8">
      <style:paragraph-properties fo:margin-top="0.1cm" fo:margin-bottom="0cm"/>
      <style:text-properties fo:font-size="20pt" style:font-size-asian="20pt" style:font-size-complex="20pt"/>
    </style:style>
    <style:style style:name="master_20_slide-subtitle" style:display-name="master slide-subtitle" style:family="presentation">
      <style:graphic-properties draw:stroke="none" draw:fill="none" draw:textarea-vertical-align="middle">
        <text:list-style style:name="master_20_slide-subtitle" style:display-name="master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-title" style:display-name="master slide-title" style:family="presentation">
      <style:graphic-properties draw:stroke="none" draw:fill="none" draw:textarea-vertical-align="middle">
        <text:list-style style:name="master_20_slide-title" style:display-name="master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dddd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ndscape_20_picture-background" style:display-name="landscape picture-background" style:family="presentation">
      <style:graphic-properties draw:stroke="none" draw:fill="none"/>
      <style:text-properties style:letter-kerning="true"/>
    </style:style>
    <style:style style:name="landscape_20_picture-backgroundobjects" style:display-name="landscape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ndscape_20_picture-notes" style:display-name="landscape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ndscape_20_picture-outline1" style:display-name="landscape picture-outline1" style:family="presentation">
      <style:graphic-properties draw:stroke="none" draw:fill="none" draw:auto-grow-height="false" draw:fit-to-size="false" style:shrink-to-fit="true">
        <text:list-style style:name="landscape_20_picture-outline1" style:display-name="landscape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outline2" style:display-name="landscape picture-outline2" style:family="presentation" style:parent-style-name="landscape_20_picture-outline1">
      <style:paragraph-properties fo:margin-top="0.4cm" fo:margin-bottom="0cm"/>
      <style:text-properties fo:font-size="28pt" style:font-size-asian="28pt" style:font-size-complex="28pt"/>
    </style:style>
    <style:style style:name="landscape_20_picture-outline3" style:display-name="landscape picture-outline3" style:family="presentation" style:parent-style-name="landscape_20_picture-outline2">
      <style:paragraph-properties fo:margin-top="0.3cm" fo:margin-bottom="0cm"/>
      <style:text-properties fo:font-size="24pt" style:font-size-asian="24pt" style:font-size-complex="24pt"/>
    </style:style>
    <style:style style:name="landscape_20_picture-outline4" style:display-name="landscape picture-outline4" style:family="presentation" style:parent-style-name="landscape_20_picture-outline3">
      <style:paragraph-properties fo:margin-top="0.2cm" fo:margin-bottom="0cm"/>
      <style:text-properties fo:font-size="20pt" style:font-size-asian="20pt" style:font-size-complex="20pt"/>
    </style:style>
    <style:style style:name="landscape_20_picture-outline5" style:display-name="landscape picture-outline5" style:family="presentation" style:parent-style-name="landscape_20_picture-outline4">
      <style:paragraph-properties fo:margin-top="0.1cm" fo:margin-bottom="0cm"/>
      <style:text-properties fo:font-size="20pt" style:font-size-asian="20pt" style:font-size-complex="20pt"/>
    </style:style>
    <style:style style:name="landscape_20_picture-outline6" style:display-name="landscape picture-outline6" style:family="presentation" style:parent-style-name="landscape_20_picture-outline5">
      <style:paragraph-properties fo:margin-top="0.1cm" fo:margin-bottom="0cm"/>
      <style:text-properties fo:font-size="20pt" style:font-size-asian="20pt" style:font-size-complex="20pt"/>
    </style:style>
    <style:style style:name="landscape_20_picture-outline7" style:display-name="landscape picture-outline7" style:family="presentation" style:parent-style-name="landscape_20_picture-outline6">
      <style:paragraph-properties fo:margin-top="0.1cm" fo:margin-bottom="0cm"/>
      <style:text-properties fo:font-size="20pt" style:font-size-asian="20pt" style:font-size-complex="20pt"/>
    </style:style>
    <style:style style:name="landscape_20_picture-outline8" style:display-name="landscape picture-outline8" style:family="presentation" style:parent-style-name="landscape_20_picture-outline7">
      <style:paragraph-properties fo:margin-top="0.1cm" fo:margin-bottom="0cm"/>
      <style:text-properties fo:font-size="20pt" style:font-size-asian="20pt" style:font-size-complex="20pt"/>
    </style:style>
    <style:style style:name="landscape_20_picture-outline9" style:display-name="landscape picture-outline9" style:family="presentation" style:parent-style-name="landscape_20_picture-outline8">
      <style:paragraph-properties fo:margin-top="0.1cm" fo:margin-bottom="0cm"/>
      <style:text-properties fo:font-size="20pt" style:font-size-asian="20pt" style:font-size-complex="20pt"/>
    </style:style>
    <style:style style:name="landscape_20_picture-subtitle" style:display-name="landscape picture-subtitle" style:family="presentation">
      <style:graphic-properties draw:stroke="none" draw:fill="none" draw:textarea-vertical-align="middle">
        <text:list-style style:name="landscape_20_picture-subtitle" style:display-name="landscape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ndscape_20_picture-title" style:display-name="landscape picture-title" style:family="presentation">
      <style:graphic-properties draw:stroke="none" draw:fill="none" draw:textarea-horizontal-align="center" draw:textarea-vertical-align="middle">
        <text:list-style style:name="landscape_20_picture-title" style:display-name="landscape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32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top="0.3cm" fo:margin-bottom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top="0.2cm" fo:margin-bottom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ortrait_20_Picture-background" style:display-name="Portrait Picture-background" style:family="presentation">
      <style:graphic-properties draw:stroke="none" draw:fill="none"/>
      <style:text-properties style:letter-kerning="true"/>
    </style:style>
    <style:style style:name="Portrait_20_Picture-backgroundobjects" style:display-name="Portrait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rait_20_Picture-notes" style:display-name="Portrait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rait_20_Picture-outline1" style:display-name="Portrait Picture-outline1" style:family="presentation">
      <style:graphic-properties draw:stroke="none" draw:fill="none" draw:auto-grow-height="false" draw:fit-to-size="false" style:shrink-to-fit="true">
        <text:list-style style:name="Portrait_20_Picture-outline1" style:display-name="Portrait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outline2" style:display-name="Portrait Picture-outline2" style:family="presentation" style:parent-style-name="Portrait_20_Picture-outline1">
      <style:paragraph-properties fo:margin-top="0.4cm" fo:margin-bottom="0cm"/>
      <style:text-properties fo:font-size="28pt" style:font-size-asian="28pt" style:font-size-complex="28pt"/>
    </style:style>
    <style:style style:name="Portrait_20_Picture-outline3" style:display-name="Portrait Picture-outline3" style:family="presentation" style:parent-style-name="Portrait_20_Picture-outline2">
      <style:paragraph-properties fo:margin-top="0.3cm" fo:margin-bottom="0cm"/>
      <style:text-properties fo:font-size="24pt" style:font-size-asian="24pt" style:font-size-complex="24pt"/>
    </style:style>
    <style:style style:name="Portrait_20_Picture-outline4" style:display-name="Portrait Picture-outline4" style:family="presentation" style:parent-style-name="Portrait_20_Picture-outline3">
      <style:paragraph-properties fo:margin-top="0.2cm" fo:margin-bottom="0cm"/>
      <style:text-properties fo:font-size="20pt" style:font-size-asian="20pt" style:font-size-complex="20pt"/>
    </style:style>
    <style:style style:name="Portrait_20_Picture-outline5" style:display-name="Portrait Picture-outline5" style:family="presentation" style:parent-style-name="Portrait_20_Picture-outline4">
      <style:paragraph-properties fo:margin-top="0.1cm" fo:margin-bottom="0cm"/>
      <style:text-properties fo:font-size="20pt" style:font-size-asian="20pt" style:font-size-complex="20pt"/>
    </style:style>
    <style:style style:name="Portrait_20_Picture-outline6" style:display-name="Portrait Picture-outline6" style:family="presentation" style:parent-style-name="Portrait_20_Picture-outline5">
      <style:paragraph-properties fo:margin-top="0.1cm" fo:margin-bottom="0cm"/>
      <style:text-properties fo:font-size="20pt" style:font-size-asian="20pt" style:font-size-complex="20pt"/>
    </style:style>
    <style:style style:name="Portrait_20_Picture-outline7" style:display-name="Portrait Picture-outline7" style:family="presentation" style:parent-style-name="Portrait_20_Picture-outline6">
      <style:paragraph-properties fo:margin-top="0.1cm" fo:margin-bottom="0cm"/>
      <style:text-properties fo:font-size="20pt" style:font-size-asian="20pt" style:font-size-complex="20pt"/>
    </style:style>
    <style:style style:name="Portrait_20_Picture-outline8" style:display-name="Portrait Picture-outline8" style:family="presentation" style:parent-style-name="Portrait_20_Picture-outline7">
      <style:paragraph-properties fo:margin-top="0.1cm" fo:margin-bottom="0cm"/>
      <style:text-properties fo:font-size="20pt" style:font-size-asian="20pt" style:font-size-complex="20pt"/>
    </style:style>
    <style:style style:name="Portrait_20_Picture-outline9" style:display-name="Portrait Picture-outline9" style:family="presentation" style:parent-style-name="Portrait_20_Picture-outline8">
      <style:paragraph-properties fo:margin-top="0.1cm" fo:margin-bottom="0cm"/>
      <style:text-properties fo:font-size="20pt" style:font-size-asian="20pt" style:font-size-complex="20pt"/>
    </style:style>
    <style:style style:name="Portrait_20_Picture-subtitle" style:display-name="Portrait Picture-subtitle" style:family="presentation">
      <style:graphic-properties draw:stroke="none" draw:fill="none" draw:textarea-vertical-align="middle">
        <text:list-style style:name="Portrait_20_Picture-subtitle" style:display-name="Portrait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rait_20_Picture-title" style:display-name="Portrait Picture-title" style:family="presentation">
      <style:graphic-properties draw:stroke="none" draw:fill="none" draw:textarea-vertical-align="middle">
        <text:list-style style:name="Portrait_20_Picture-title" style:display-name="Portrait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80ffdb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900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95d5b2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ccccc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cff33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.4cm" fo:margin-bottom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.3cm" fo:margin-bottom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.2cm" fo:margin-bottom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cad4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.4cm" fo:margin-bottom="0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.3cm" fo:margin-bottom="0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.2cm" fo:margin-bottom="0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e0aaff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none"/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fo:color="#00f6fd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f6fd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f6fd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f6fd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f6fd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f6fd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f6fd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f6fd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f6fd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f6fd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f6fd" loext:opacity="10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.4cm" fo:margin-bottom="0cm"/>
      <style:text-properties fo:font-size="28pt" style:font-size-asian="28pt" style:font-size-complex="28pt"/>
    </style:style>
    <style:style style:name="Default_20_7-outline3" style:display-name="Default 7-outline3" style:family="presentation" style:parent-style-name="Default_20_7-outline2">
      <style:paragraph-properties fo:margin-top="0.3cm" fo:margin-bottom="0cm"/>
      <style:text-properties fo:font-size="24pt" style:font-size-asian="24pt" style:font-size-complex="24pt"/>
    </style:style>
    <style:style style:name="Default_20_7-outline4" style:display-name="Default 7-outline4" style:family="presentation" style:parent-style-name="Default_20_7-outline3">
      <style:paragraph-properties fo:margin-top="0.2cm" fo:margin-bottom="0cm"/>
      <style:text-properties fo:font-size="20pt" style:font-size-asian="20pt" style:font-size-complex="20pt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graphic-properties draw:shadow-color="#000000"/>
      <style:paragraph-properties fo:margin-left="0cm" fo:margin-right="0cm" fo:margin-top="0.1cm" fo:margin-bottom="0cm" fo:text-indent="0cm">
        <style:tab-stops/>
      </style:paragraph-properties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6ae339" loext:opacity="10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none"/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paragraph-properties fo:margin-top="0.4cm" fo:margin-bottom="0cm"/>
      <style:text-properties fo:font-size="28pt" style:font-size-asian="28pt" style:font-size-complex="28pt"/>
    </style:style>
    <style:style style:name="Default_20_8-outline3" style:display-name="Default 8-outline3" style:family="presentation" style:parent-style-name="Default_20_8-outline2">
      <style:paragraph-properties fo:margin-top="0.3cm" fo:margin-bottom="0cm"/>
      <style:text-properties fo:font-size="24pt" style:font-size-asian="24pt" style:font-size-complex="24pt"/>
    </style:style>
    <style:style style:name="Default_20_8-outline4" style:display-name="Default 8-outline4" style:family="presentation" style:parent-style-name="Default_20_8-outline3">
      <style:paragraph-properties fo:margin-top="0.2cm" fo:margin-bottom="0cm"/>
      <style:text-properties fo:font-size="20pt" style:font-size-asian="20pt" style:font-size-complex="20pt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none"/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paragraph-properties fo:margin-top="0.4cm" fo:margin-bottom="0cm"/>
      <style:text-properties fo:font-size="28pt" style:font-size-asian="28pt" style:font-size-complex="28pt"/>
    </style:style>
    <style:style style:name="Default_20_9-outline3" style:display-name="Default 9-outline3" style:family="presentation" style:parent-style-name="Default_20_9-outline2">
      <style:paragraph-properties fo:margin-top="0.3cm" fo:margin-bottom="0cm"/>
      <style:text-properties fo:font-size="24pt" style:font-size-asian="24pt" style:font-size-complex="24pt"/>
    </style:style>
    <style:style style:name="Default_20_9-outline4" style:display-name="Default 9-outline4" style:family="presentation" style:parent-style-name="Default_20_9-outline3">
      <style:paragraph-properties fo:margin-top="0.2cm" fo:margin-bottom="0cm"/>
      <style:text-properties fo:font-size="20pt" style:font-size-asian="20pt" style:font-size-complex="20pt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Roboto Black1" fo:font-family="'Roboto Black'" style:font-style-name="Black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58cm" fo:margin-right="0.002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withoutfill">
      <style:graphic-properties svg:stroke-color="#b1a7a6" draw:fill="none" draw:fill-color="#90e0ef" draw:textarea-vertical-align="middle"/>
    </style:style>
    <style:style style:name="Mgr4" style:family="graphic" style:parent-style-name="objectwithoutfill">
      <style:graphic-properties draw:stroke="solid" draw:stroke-dash="Double_20_Dash" svg:stroke-color="#b1a7a6" draw:fill="none" draw:fill-color="#90e0ef" draw:textarea-vertical-align="middle"/>
    </style:style>
    <style:style style:name="Mgr5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499cm" fo:min-width="27.498cm" style:protect="position siz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93cm"/>
      <style:paragraph-properties style:writing-mode="lr-tb"/>
    </style:style>
    <style:style style:name="Mgr8" style:family="graphic" style:parent-style-name="standard">
      <style:graphic-properties draw:stroke="none" svg:stroke-color="#000000" draw:fill="solid" draw:fill-color="#d8f3dc" draw:auto-grow-height="true" draw:auto-grow-width="false" fo:max-height="0cm" fo:min-height="0.429cm"/>
      <style:paragraph-properties style:writing-mode="lr-tb"/>
    </style:style>
    <style:style style:name="Mgr9" style:family="graphic" style:parent-style-name="standard">
      <style:graphic-properties draw:stroke="none" svg:stroke-color="#000000" draw:fill="solid" draw:fill-color="#72efdd" draw:textarea-horizontal-align="left" draw:auto-grow-height="true" draw:auto-grow-width="false" fo:min-height="0.39cm" fo:min-width="0cm"/>
      <style:paragraph-properties style:writing-mode="lr-tb"/>
    </style:style>
    <style:style style:name="M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Mgr11" style:family="graphic" style:parent-style-name="standard">
      <style:graphic-properties draw:stroke="none" draw:fill="solid" draw:fill-color="#212529" draw:textarea-horizontal-align="justify" draw:textarea-vertical-align="middle" draw:auto-grow-height="false" fo:min-height="15.5cm" fo:min-width="27.5cm"/>
    </style:style>
    <style:style style:name="Mgr12" style:family="graphic" style:parent-style-name="objectwithoutfill">
      <style:graphic-properties draw:stroke="solid" draw:stroke-dash="Double_20_Dash" svg:stroke-color="#0077b6" draw:fill="none" draw:fill-color="#90e0ef" draw:textarea-vertical-align="middle"/>
    </style:style>
    <style:style style:name="Mgr13" style:family="graphic" style:parent-style-name="objectwithoutfill">
      <style:graphic-properties svg:stroke-color="#0077b6" draw:fill="none" draw:fill-color="#90e0ef" draw:textarea-vertical-align="middle"/>
    </style:style>
    <style:style style:name="M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M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Mgr17" style:family="graphic" style:parent-style-name="objectwithoutfill">
      <style:graphic-properties svg:stroke-color="#b1a7a6" draw:fill="none" draw:textarea-vertical-align="middle"/>
    </style:style>
    <style:style style:name="Mgr18" style:family="graphic" style:parent-style-name="standard">
      <style:graphic-properties draw:stroke="none" svg:stroke-color="#000000" draw:fill="solid" draw:fill-color="#ccff33" draw:auto-grow-height="true" draw:auto-grow-width="false" fo:max-height="0cm" fo:min-height="0.429cm"/>
      <style:paragraph-properties style:writing-mode="lr-tb"/>
    </style:style>
    <style:style style:name="Mgr19" style:family="graphic" style:parent-style-name="objectwithoutfill">
      <style:graphic-properties draw:stroke="solid" draw:stroke-dash="Double_20_Dash" svg:stroke-color="#ce796b" draw:fill="none" draw:fill-color="#90e0ef" draw:textarea-vertical-align="middle"/>
    </style:style>
    <style:style style:name="Mgr20" style:family="graphic" style:parent-style-name="objectwithoutfill">
      <style:graphic-properties svg:stroke-color="#ce796b" draw:fill="none" draw:fill-color="#90e0ef" draw:textarea-vertical-align="middle"/>
    </style:style>
    <style:style style:name="Mgr21" style:family="graphic" style:parent-style-name="objectwithoutfill">
      <style:graphic-properties draw:stroke="solid" draw:stroke-dash="Double_20_Dash" svg:stroke-color="#7b2cbf" draw:fill="none" draw:fill-color="#90e0ef" draw:textarea-vertical-align="middle"/>
    </style:style>
    <style:style style:name="Mgr22" style:family="graphic" style:parent-style-name="objectwithoutfill">
      <style:graphic-properties svg:stroke-color="#7b2cbf" draw:fill="none" draw:fill-color="#90e0ef" draw:textarea-vertical-align="middle"/>
    </style:style>
    <style:style style:name="Mgr23" style:family="graphic" style:parent-style-name="objectwithoutfill">
      <style:graphic-properties draw:stroke="solid" draw:stroke-dash="Double_20_Dash" svg:stroke-color="#2d6a4f" draw:fill="none" draw:fill-color="#90e0ef" draw:textarea-vertical-align="middle"/>
    </style:style>
    <style:style style:name="Mgr24" style:family="graphic" style:parent-style-name="objectwithoutfill">
      <style:graphic-properties svg:stroke-color="#2d6a4f" draw:fill="none" draw:fill-color="#90e0ef" draw:textarea-vertical-align="middle"/>
    </style:style>
    <style:style style:name="Mpr1" style:family="presentation" style:parent-style-name="default_20_l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_20_l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_20_dar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_20_dar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_20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aster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aster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landscape_20_picture-backgroundobjects">
      <style:graphic-properties draw:stroke="none" draw:fill="solid" draw:fill-color="#d8f3dc" draw:textarea-vertical-align="middle" draw:auto-grow-height="false" fo:min-height="0.508cm" fo:min-width="4.572cm"/>
    </style:style>
    <style:style style:name="Mpr9" style:family="presentation" style:parent-style-name="landscape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andscape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Portrait_20_Picture-title">
      <style:graphic-properties draw:auto-grow-height="false" fo:min-height="2.63cm"/>
      <style:paragraph-properties style:writing-mode="lr-tb"/>
    </style:style>
    <style:style style:name="Mpr14" style:family="presentation" style:parent-style-name="Portrait_20_Picture-outline1">
      <style:graphic-properties fo:min-height="9.135cm"/>
      <style:paragraph-properties style:writing-mode="lr-tb"/>
    </style:style>
    <style:style style:name="Mpr15" style:family="presentation" style:parent-style-name="Portrait_20_Picture-backgroundobjects">
      <style:graphic-properties draw:stroke="none" draw:fill-color="#72efdd" draw:textarea-vertical-align="middle" draw:auto-grow-height="false" fo:min-height="0.535cm" fo:min-width="5.842cm"/>
    </style:style>
    <style:style style:name="Mpr16" style:family="presentation" style:parent-style-name="Portrait_20_Pictu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Portrait_20_Pictu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8" style:family="presentation" style:parent-style-name="Default_20_1-outline1">
      <style:graphic-properties fo:min-height="9.135cm"/>
      <style:paragraph-properties style:writing-mode="lr-tb"/>
    </style:style>
    <style:style style:name="Mpr19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Default_20_2-title">
      <style:graphic-properties draw:auto-grow-height="false" fo:min-height="2.63cm"/>
      <style:paragraph-properties style:writing-mode="lr-tb"/>
    </style:style>
    <style:style style:name="Mpr24" style:family="presentation" style:parent-style-name="Default_20_2-backgroundobjects">
      <style:graphic-properties draw:stroke="none" draw:fill="solid" draw:fill-color="#72efdd" draw:textarea-vertical-align="middle" draw:auto-grow-height="false" fo:min-height="0.762cm" fo:min-width="4.123cm"/>
    </style:style>
    <style:style style:name="Mpr25" style:family="presentation" style:parent-style-name="Default_20_2-backgroundobjects">
      <style:graphic-properties draw:stroke="none" draw:fill="solid" draw:fill-color="#72efdd" draw:textarea-vertical-align="middle" draw:auto-grow-height="false" fo:min-height="1.016cm" fo:min-width="5.139cm"/>
    </style:style>
    <style:style style:name="Mpr26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9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0" style:family="presentation" style:parent-style-name="Default_20_4-title">
      <style:graphic-properties draw:auto-grow-height="false" fo:min-height="2.63cm"/>
      <style:paragraph-properties style:writing-mode="lr-tb"/>
    </style:style>
    <style:style style:name="Mpr31" style:family="presentation" style:parent-style-name="Default_20_4-backgroundobjects">
      <style:graphic-properties draw:stroke="none" draw:fill="solid" draw:fill-color="#ccff33" draw:textarea-vertical-align="middle" draw:auto-grow-height="false" fo:min-height="0.508cm" fo:min-width="5.588cm"/>
    </style:style>
    <style:style style:name="Mpr32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4" style:family="presentation" style:parent-style-name="Default_20_5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5" style:family="presentation" style:parent-style-name="Default_20_5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Default_20_6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8" style:family="presentation" style:parent-style-name="Default_20_6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9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0" style:family="presentation" style:parent-style-name="Default_20_7-title">
      <style:graphic-properties draw:auto-grow-height="false" fo:min-height="2.63cm"/>
      <style:paragraph-properties style:writing-mode="lr-tb"/>
    </style:style>
    <style:style style:name="Mpr41" style:family="presentation" style:parent-style-name="Default_20_7-outline1">
      <style:graphic-properties fo:min-height="9.135cm"/>
      <style:paragraph-properties style:writing-mode="lr-tb"/>
    </style:style>
    <style:style style:name="Mpr42" style:family="presentation" style:parent-style-name="Default_20_7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5" style:family="presentation" style:parent-style-name="Default_20_8-title">
      <style:graphic-properties draw:auto-grow-height="false" fo:min-height="2.63cm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Default_20_8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Default_20_9-title">
      <style:graphic-properties draw:auto-grow-height="false" fo:min-height="2.63cm"/>
      <style:paragraph-properties style:writing-mode="lr-tb"/>
    </style:style>
    <style:style style:name="Mpr49" style:family="presentation" style:parent-style-name="Default_20_9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0" style:family="presentation" style:parent-style-name="Default_20_9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1" style:family="presentation" style:parent-style-name="Default_20_9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90e0ef"/>
      <style:paragraph-properties fo:text-align="center"/>
    </style:style>
    <style:style style:name="MP6" style:family="paragraph">
      <loext:graphic-properties draw:fill="solid" draw:fill-color="#212529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666666" loext:opacity="40%" loext:color-lum-mod="100%" loext:color-lum-off="0%" style:font-name="Nunito" fo:font-size="22pt" fo:font-weight="bold" style:font-size-asian="22pt" style:font-size-complex="22pt"/>
    </style:style>
    <style:style style:name="MP12" style:family="paragraph">
      <style:paragraph-properties fo:text-align="end"/>
    </style:style>
    <style:style style:name="MP13" style:family="paragraph">
      <loext:graphic-properties draw:fill="solid" draw:fill-color="#d8f3dc"/>
      <style:paragraph-properties fo:text-align="end" style:writing-mode="lr-tb"/>
      <style:text-properties style:font-name="Lato" fo:font-size="12pt" style:font-size-asian="12pt" style:font-size-complex="12pt"/>
    </style:style>
    <style:style style:name="MP14" style:family="paragraph">
      <loext:graphic-properties draw:fill="solid" draw:fill-color="#d8f3dc"/>
      <style:paragraph-properties fo:text-align="center"/>
    </style:style>
    <style:style style:name="MP15" style:family="paragraph">
      <style:paragraph-properties style:writing-mode="lr-tb"/>
      <style:text-properties fo:font-size="26pt" style:font-size-asian="26pt" style:font-size-complex="26pt"/>
    </style:style>
    <style:style style:name="MP16" style:family="paragraph">
      <style:paragraph-properties style:writing-mode="lr-tb"/>
      <style:text-properties fo:font-size="24pt" style:font-size-asian="24pt" style:font-size-complex="24pt"/>
    </style:style>
    <style:style style:name="MP17" style:family="paragraph">
      <loext:graphic-properties draw:fill="solid" draw:fill-color="#72efdd"/>
      <style:paragraph-properties style:writing-mode="lr-tb"/>
      <style:text-properties style:font-name="Roboto Mono Light for Powerline" fo:font-size="11pt" fo:font-weight="bold" style:font-size-asian="11pt" style:font-weight-asian="bold" style:font-size-complex="11pt" style:font-weight-complex="bold"/>
    </style:style>
    <style:style style:name="MP18" style:family="paragraph">
      <loext:graphic-properties draw:fill-color="#72efdd"/>
      <style:paragraph-properties fo:text-align="center"/>
    </style:style>
    <style:style style:name="MP19" style:family="paragraph">
      <style:paragraph-properties style:writing-mode="lr-tb"/>
      <style:text-properties fo:color="#dddddd" loext:opacity="100%" loext:color-lum-mod="100%" loext:color-lum-off="0%" style:font-name="Roboto Light1" fo:font-size="12pt" style:font-size-asian="12pt" style:font-size-complex="12pt"/>
    </style:style>
    <style:style style:name="MP20" style:family="paragraph">
      <style:paragraph-properties style:writing-mode="lr-tb"/>
      <style:text-properties fo:font-size="36pt" style:font-size-asian="36pt" style:font-size-complex="36pt"/>
    </style:style>
    <style:style style:name="MP21" style:family="paragraph">
      <loext:graphic-properties draw:fill="none" draw:fill-color="#ffffff"/>
      <style:paragraph-properties style:writing-mode="lr-tb"/>
      <style:text-properties style:font-name="Roboto Mono Light for Powerline1" fo:font-weight="bold"/>
    </style:style>
    <style:style style:name="MP22" style:family="paragraph">
      <loext:graphic-properties draw:fill="none" draw:fill-color="#ffffff"/>
      <style:paragraph-properties style:writing-mode="lr-tb"/>
      <style:text-properties style:font-name="Roboto Mono Light for Powerline" fo:font-weight="bold"/>
    </style:style>
    <style:style style:name="MP23" style:family="paragraph">
      <loext:graphic-properties draw:fill="solid" draw:fill-color="#72efdd"/>
      <style:paragraph-properties fo:text-align="center"/>
    </style:style>
    <style:style style:name="MP24" style:family="paragraph">
      <loext:graphic-properties draw:fill="solid" draw:fill-color="#ccff33"/>
      <style:paragraph-properties fo:text-align="end" style:writing-mode="lr-tb"/>
      <style:text-properties style:font-name="Lato" fo:font-size="12pt" style:font-size-asian="12pt" style:font-size-complex="12pt"/>
    </style:style>
    <style:style style:name="MP25" style:family="paragraph">
      <style:paragraph-properties style:writing-mode="lr-tb"/>
      <style:text-properties fo:font-size="28pt" style:font-size-asian="28pt" style:font-size-complex="28pt"/>
    </style:style>
    <style:style style:name="MP26" style:family="paragraph">
      <loext:graphic-properties draw:fill="solid" draw:fill-color="#ccff33"/>
      <style:paragraph-properties fo:text-align="center"/>
    </style:style>
    <style:style style:name="MP27" style:family="paragraph">
      <style:paragraph-properties style:writing-mode="lr-tb"/>
      <style:text-properties fo:font-size="44pt" style:font-size-asian="44pt" style:font-size-complex="44pt"/>
    </style:style>
    <style:style style:name="MP28" style:family="paragraph">
      <style:paragraph-properties style:writing-mode="lr-tb"/>
      <style:text-properties fo:font-size="32pt" style:font-size-asian="32pt" style:font-size-complex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40%" style:font-name="Nunito" fo:font-size="28pt" fo:font-weight="bold" style:font-size-asian="28pt" style:font-size-complex="28pt"/>
    </style:style>
    <style:style style:name="MT3" style:family="text">
      <style:text-properties style:font-name="Lato" fo:font-size="12pt" style:font-size-asian="12pt" style:font-size-complex="12pt"/>
    </style:style>
    <style:style style:name="MT4" style:family="text">
      <style:text-properties fo:font-size="26pt" style:font-size-asian="26pt" style:font-size-complex="26pt"/>
    </style:style>
    <style:style style:name="MT5" style:family="text">
      <style:text-properties fo:font-size="24pt" style:font-size-asian="24pt" style:font-size-complex="24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18pt" style:font-size-asian="18pt" style:font-size-complex="18pt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style:font-name="Lato" fo:font-size="11pt" fo:font-weight="bold" style:font-size-asian="11pt" style:font-weight-asian="bold" style:font-size-complex="11pt" style:font-weight-complex="bold"/>
    </style:style>
    <style:style style:name="MT10" style:family="text">
      <style:text-properties fo:color="#dddddd" loext:opacity="100%" style:font-name="Roboto Light1" fo:font-size="12pt" style:font-size-asian="12pt" style:font-size-complex="12pt"/>
    </style:style>
    <style:style style:name="MT11" style:family="text">
      <style:text-properties fo:color="#dddddd" loext:opacity="100%" style:font-name="Roboto Light1" fo:font-size="11pt" style:font-size-asian="11pt" style:font-size-complex="11pt"/>
    </style:style>
    <style:style style:name="MT12" style:family="text">
      <style:text-properties fo:color="#dddddd" loext:opacity="100%" style:font-name="Roboto Light1" fo:font-size="10pt" style:font-size-asian="10pt" style:font-size-complex="10pt"/>
    </style:style>
    <style:style style:name="MT13" style:family="text">
      <style:text-properties fo:color="#dddddd" loext:opacity="100%" style:font-name="Roboto Light1" fo:font-size="8pt" style:font-size-asian="8pt" style:font-size-complex="8pt"/>
    </style:style>
    <style:style style:name="MT14" style:family="text">
      <style:text-properties fo:font-size="36pt" style:font-size-asian="36pt" style:font-size-complex="36pt"/>
    </style:style>
    <style:style style:name="MT15" style:family="text">
      <style:text-properties style:font-name="Roboto Mono Light for Powerline1" fo:font-weight="bold"/>
    </style:style>
    <style:style style:name="MT16" style:family="text">
      <style:text-properties style:font-name="Roboto Mono Light for Powerline" fo:font-weight="bold"/>
    </style:style>
    <style:style style:name="MT17" style:family="text">
      <style:text-properties fo:font-size="28pt" style:font-size-asian="28pt" style:font-size-complex="28pt"/>
    </style:style>
    <style:style style:name="MT18" style:family="text">
      <style:text-properties fo:font-size="44pt" style:font-size-asian="44pt" style:font-size-complex="44pt"/>
    </style:style>
    <style:style style:name="MT19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f6fd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f6f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f6fd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f6f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f6f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f6fd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f6fd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f6fd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f6fd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f6fd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_20_light" style:display-name="default light" style:page-layout-name="PM1" draw:style-name="Mdp1">
      <office:forms form:automatic-focus="false" form:apply-design-mode="false"/>
      <draw:frame presentation:style-name="default_20_light-outline1" draw:layer="backgroundobjects" svg:width="22.352cm" svg:height="7.912cm" svg:x="2.852cm" svg:y="5.55cm" presentation:class="outline" presentation:placeholder="true">
        <draw:text-box/>
      </draw:frame>
      <draw:frame presentation:style-name="default_20_light-title" draw:layer="backgroundobjects" svg:width="22.606cm" svg:height="2.629cm" svg:x="2.725cm" svg:y="2.348cm" presentation:class="title" presentation:placeholder="true">
        <draw:text-box/>
      </draw:fram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presentation:notes style:page-layout-name="PM0">
        <draw:page-thumbnail presentation:style-name="default_20_light-title" draw:layer="backgroundobjects" svg:width="19.798cm" svg:height="11.136cm" svg:x="0.6cm" svg:y="2.257cm" presentation:class="page"/>
        <draw:frame presentation:style-name="default_20_ligh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dark" style:display-name="default dark" style:page-layout-name="PM1" draw:style-name="Mdp1">
      <office:forms form:automatic-focus="false" form:apply-design-mode="false"/>
      <draw:custom-shape draw:style-name="Mgr5" draw:text-style-name="MP6" draw:layer="backgroundobjects" svg:width="27.998cm" svg:height="15.749cm" svg:x="0.002cm" svg:y="-0.01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82cm" svg:y1="0.003cm" svg:x2="1.582cm" svg:y2="15.75cm">
        <text:p/>
      </draw:line>
      <draw:line draw:style-name="Mgr3" draw:text-style-name="MP5" draw:layer="backgroundobjects" svg:x1="0cm" svg:y1="1.525cm" svg:x2="27.998cm" svg:y2="1.525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frame presentation:style-name="default_20_dark-title" draw:layer="backgroundobjects" svg:width="23.114cm" svg:height="2.629cm" svg:x="2.598cm" svg:y="2.398cm" presentation:class="title" presentation:placeholder="true">
        <draw:text-box/>
      </draw:frame>
      <draw:frame presentation:style-name="default_20_dark-outline1" draw:layer="backgroundobjects" svg:width="22.86cm" svg:height="7.753cm" svg:x="2.752cm" svg:y="5.45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dark-title" draw:layer="backgroundobjects" svg:width="19.798cm" svg:height="11.136cm" svg:x="0.6cm" svg:y="2.257cm" presentation:class="page"/>
        <draw:frame presentation:style-name="default_20_dar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" style:display-name="master slide" style:page-layout-name="PM1" draw:style-name="Mdp1">
      <office:forms form:automatic-focus="false" form:apply-design-mode="false"/>
      <draw:frame presentation:style-name="master_20_slide-outline1" draw:layer="backgroundobjects" svg:width="25.145cm" svg:height="9.134cm" svg:x="-28cm" svg:y="2.296cm" presentation:class="outline" presentation:placeholder="true">
        <draw:text-box/>
      </draw:frame>
      <draw:frame presentation:style-name="Mpr5" draw:text-style-name="MP2" draw:layer="backgroundobjects" svg:width="6.509cm" svg:height="1.085cm" svg:x="-28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55cm" svg:height="1.085cm" svg:x="-19.842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09cm" svg:height="1.085cm" svg:x="-9.365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6" draw:layer="backgroundobjects" svg:width="27.998cm" svg:height="15.749cm" svg:x="0.002cm" svg:y="-0.013cm">
        <text:p/>
        <draw:enhanced-geometry svg:viewBox="0 0 21600 21600" draw:mirror-vertical="true" draw:type="rectangle" draw:enhanced-path="M 0 0 L 21600 0 21600 21600 0 21600 0 0 Z N"/>
      </draw:custom-shape>
      <draw:frame draw:style-name="Mgr6" draw:text-style-name="MP9" draw:layer="backgroundobjects" svg:width="32.087cm" svg:height="5.148cm" svg:x="-3.016cm" svg:y="10.698cm">
        <draw:image xlink:href="Pictures/10000001000007660000013086E328814C001181.png" xlink:type="simple" xlink:show="embed" xlink:actuate="onLoad" draw:mime-type="image/png">
          <text:p/>
        </draw:image>
      </draw:frame>
      <draw:line draw:style-name="Mgr3" draw:text-style-name="MP5" draw:layer="backgroundobjects" svg:x1="0.002cm" svg:y1="1.524cm" svg:x2="28cm" svg:y2="1.524cm">
        <text:p/>
      </draw:line>
      <draw:line draw:style-name="Mgr3" draw:text-style-name="MP5" draw:layer="backgroundobjects" svg:x1="1.584cm" svg:y1="0.001cm" svg:x2="1.584cm" svg:y2="8.636cm">
        <text:p/>
      </draw:line>
      <draw:line draw:style-name="Mgr3" draw:text-style-name="MP5" draw:layer="backgroundobjects" svg:x1="26.478cm" svg:y1="0cm" svg:x2="26.476cm" svg:y2="8.636cm">
        <text:p/>
      </draw:line>
      <draw:frame presentation:style-name="master_20_slide-title" draw:layer="backgroundobjects" svg:width="24.641cm" svg:height="2.629cm" svg:x="1.837cm" svg:y="3.594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_20_slide-title" draw:layer="backgroundobjects" svg:width="19.798cm" svg:height="11.136cm" svg:x="0.6cm" svg:y="2.257cm" presentation:class="page"/>
        <draw:frame presentation:style-name="master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ndscape_20_picture" style:display-name="landscape picture" style:page-layout-name="PM1" draw:style-name="Mdp1">
      <office:forms form:automatic-focus="false" form:apply-design-mode="false"/>
      <draw:frame presentation:style-name="landscape_20_picture-title" draw:layer="backgroundobjects" svg:width="8.128cm" svg:height="7.112cm" svg:x="2.09cm" svg:y="2.032cm" presentation:class="title" presentation:placeholder="true">
        <draw:text-box/>
      </draw:frame>
      <draw:frame presentation:style-name="landscape_20_picture-outline1" draw:layer="backgroundobjects" svg:width="9.398cm" svg:height="3.556cm" svg:x="2.09cm" svg:y="9.96cm" presentation:class="outline" presentation:placeholder="true">
        <draw:text-box/>
      </draw:fram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4" draw:text-style-name="MP5" draw:layer="backgroundobjects" svg:x1="0cm" svg:y1="14.225cm" svg:x2="27.998cm" svg:y2="14.225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3" draw:text-style-name="MP5" draw:layer="backgroundobjects" svg:x1="11.726cm" svg:y1="0.003cm" svg:x2="11.726cm" svg:y2="15.75cm">
        <text:p/>
      </draw:line>
      <draw:line draw:style-name="Mgr4" draw:text-style-name="MP5" draw:layer="backgroundobjects" svg:x1="11.826cm" svg:y1="11.368cm" svg:x2="28.098cm" svg:y2="11.368cm">
        <text:p/>
      </draw:line>
      <draw:frame draw:style-name="Mgr7" draw:text-style-name="MP11" draw:layer="backgroundobjects" svg:width="8.636cm" svg:height="3.029cm" svg:x="15.044cm" svg:y="4.435cm">
        <draw:text-box>
          <text:p text:style-name="MP10"><text:span text:style-name="MT2">Landscape Picture</text:span></text:p>
        </draw:text-box>
      </draw:frame>
      <draw:frame draw:style-name="Mgr8" draw:text-style-name="MP13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custom-shape presentation:style-name="Mpr8" draw:text-style-name="MP14" draw:layer="backgroundobjects" svg:width="4.572cm" svg:height="0.508cm" svg:x="21.902cm" svg:y="12.85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landscape_20_picture-title" draw:layer="backgroundobjects" svg:width="12.588cm" svg:height="11.136cm" svg:x="4.205cm" svg:y="2.257cm" presentation:class="page"/>
        <draw:frame presentation:style-name="landscape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frame presentation:style-name="blank-title" draw:layer="backgroundobjects" svg:width="25.145cm" svg:height="2.629cm" svg:x="1.075cm" svg:y="1.779cm" presentation:class="title" presentation:placeholder="true">
        <draw:text-box/>
      </draw:frame>
      <draw:frame presentation:style-name="blank-outline1" draw:layer="backgroundobjects" svg:width="25.145cm" svg:height="9.134cm" svg:x="1.075cm" svg:y="4.83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ortrait_20_Picture" style:display-name="Portrait Picture" style:page-layout-name="PM1" draw:style-name="Mdp1">
      <office:forms form:automatic-focus="false" form:apply-design-mode="false"/>
      <draw:frame presentation:style-name="Mpr13" draw:text-style-name="MP15" draw:layer="backgroundobjects" svg:width="15.493cm" svg:height="2.629cm" svg:x="10.981cm" svg:y="2.286cm" presentation:class="title">
        <draw:text-box>
          <text:p><text:span text:style-name="MT4">Click to edit the title text format</text:span></text:p>
        </draw:text-box>
      </draw:frame>
      <draw:frame presentation:style-name="Mpr14" draw:text-style-name="MP16" draw:layer="backgroundobjects" svg:width="14.986cm" svg:height="6.594cm" svg:x="10.98cm" svg:y="4.915cm" presentation:class="outlin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6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frame draw:style-name="Mgr9" draw:text-style-name="MP17" draw:layer="backgroundobjects" svg:width="2.231cm" svg:height="1.345cm" svg:x="10.119cm" svg:y="12.208cm">
        <draw:text-box>
          <text:p><text:span text:style-name="MT9">Source :</text:span></text:p>
        </draw:text-box>
      </draw:frame>
      <draw:line draw:style-name="Mgr3" draw:text-style-name="MP5" draw:layer="backgroundobjects" svg:x1="10.118cm" svg:y1="0.003cm" svg:x2="10.118cm" svg:y2="15.75cm">
        <text:p/>
      </draw:line>
      <draw:custom-shape presentation:style-name="Mpr15" draw:text-style-name="MP18" draw:layer="backgroundobjects" svg:width="5.842cm" svg:height="0.535cm" svg:x="10.118cm" svg:y="12.954cm">
        <text:p/>
        <draw:enhanced-geometry svg:viewBox="0 0 21600 21600" draw:type="rectangle" draw:enhanced-path="M 0 0 L 21600 0 21600 21600 0 21600 0 0 Z N"/>
      </draw:custom-shape>
      <draw:frame draw:style-name="Mgr10" draw:text-style-name="MP11" draw:layer="backgroundobjects" svg:width="8.636cm" svg:height="3.029cm" svg:x="1.582cm" svg:y="6.35cm">
        <draw:text-box>
          <text:p text:style-name="MP10"><text:span text:style-name="MT2">Portrait Picture</text:span></text:p>
        </draw:text-box>
      </draw:frame>
      <presentation:notes style:page-layout-name="PM0">
        <draw:page-thumbnail presentation:style-name="Portrait_20_Picture-title" draw:layer="backgroundobjects" svg:width="19.798cm" svg:height="11.136cm" svg:x="0.6cm" svg:y="2.257cm" presentation:class="page"/>
        <draw:frame presentation:style-name="Portrait_20_Picture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2" draw:text-style-name="MP5" draw:layer="backgroundobjects" svg:x1="1.523cm" svg:y1="15.75cm" svg:x2="1.524cm" svg:y2="4.064cm">
        <text:p/>
      </draw:line>
      <draw:line draw:style-name="Mgr12" draw:text-style-name="MP5" draw:layer="backgroundobjects" svg:x1="0cm" svg:y1="14.224cm" svg:x2="16.568cm" svg:y2="14.224cm">
        <text:p/>
      </draw:line>
      <draw:line draw:style-name="Mgr13" draw:text-style-name="MP5" draw:layer="backgroundobjects" svg:x1="1.524cm" svg:y1="0cm" svg:x2="1.524cm" svg:y2="4.064cm">
        <text:p/>
      </draw:line>
      <draw:line draw:style-name="Mgr13" draw:text-style-name="MP5" draw:layer="backgroundobjects" svg:x1="0cm" svg:y1="1.524cm" svg:x2="21.648cm" svg:y2="1.524cm">
        <text:p/>
      </draw:line>
      <draw:line draw:style-name="Mgr13" draw:text-style-name="MP5" draw:layer="backgroundobjects" svg:x1="28cm" svg:y1="1.524cm" svg:x2="20.574cm" svg:y2="1.524cm">
        <text:p/>
      </draw:line>
      <draw:line draw:style-name="Mgr13" draw:text-style-name="MP5" draw:layer="backgroundobjects" svg:x1="26.476cm" svg:y1="0cm" svg:x2="26.476cm" svg:y2="6.096cm">
        <text:p/>
      </draw:line>
      <draw:frame draw:style-name="Mgr6" draw:text-style-name="MP9" draw:layer="backgroundobjects" svg:width="11.326cm" svg:height="6.401cm" svg:x="16.674cm" svg:y="9.349cm">
        <draw:image xlink:href="Pictures/100000010000029C0000017AF41984DCA1599A0C.png" xlink:type="simple" xlink:show="embed" xlink:actuate="onLoad" draw:mime-type="image/png">
          <text:p/>
        </draw:image>
      </draw:frame>
      <draw:frame presentation:style-name="Default_20_1-title" draw:layer="backgroundobjects" svg:width="16.001cm" svg:height="3.81cm" svg:x="7.933cm" svg:y="3.556cm" presentation:class="title" presentation:placeholder="true">
        <draw:text-box/>
      </draw:frame>
      <draw:frame presentation:style-name="Mpr18" draw:text-style-name="MP19" draw:layer="backgroundobjects" svg:width="13.97cm" svg:height="5.398cm" svg:x="7.932cm" svg:y="7.81cm" presentation:class="outline">
        <draw:text-box>
          <text:list text:style-name="ML3">
            <text:list-item>
              <text:p><text:span text:style-name="MT10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2">Third Outline Level</text:span></text:p>
                      <text:list>
                        <text:list-item>
                          <text:p><text:span text:style-name="MT13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3">Sixth Outline Level</text:span></text:p>
                                  <text:list>
                                    <text:list-item>
                                      <text:p><text:span text:style-name="MT1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9" draw:layer="backgroundobjects" svg:width="6.647cm" svg:height="9.398cm" svg:x="2.71cm" svg:y="2.794cm">
        <draw:image xlink:href="Pictures/1000000100000253000003490D97D3790364867B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custom-shape draw:style-name="Mgr5" draw:text-style-name="MP6" draw:layer="backgroundobjects" svg:width="27.998cm" svg:height="15.749cm" svg:x="0.001cm" svg:y="-0.012cm">
        <text:p/>
        <draw:enhanced-geometry svg:viewBox="0 0 21600 21600" draw:mirror-vertical="true" draw:type="rectangle" draw:enhanced-path="M 0 0 L 21600 0 21600 21600 0 21600 0 0 Z N"/>
      </draw:custom-shape>
      <draw:frame draw:style-name="Mgr14" draw:text-style-name="MP9" draw:layer="backgroundobjects" svg:width="7.62cm" svg:height="4.307cm" draw:transform="rotate (-1.56503674026332) translate (3.171cm -0.553cm)">
        <draw:image xlink:href="Pictures/10000001000001C2000000FE03A08E12EF16E804.png" xlink:type="simple" xlink:show="embed" xlink:actuate="onLoad" draw:mime-type="image/png">
          <text:p/>
        </draw:image>
      </draw:frame>
      <draw:line draw:style-name="Mgr3" draw:text-style-name="MP5" draw:layer="backgroundobjects" svg:x1="1.583cm" svg:y1="7.367cm" svg:x2="1.583cm" svg:y2="15.749cm">
        <text:p/>
      </draw:line>
      <draw:line draw:style-name="Mgr3" draw:text-style-name="MP5" draw:layer="backgroundobjects" svg:x1="26.477cm" svg:y1="0.001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line draw:style-name="Mgr3" draw:text-style-name="MP5" draw:layer="backgroundobjects" svg:x1="5.901cm" svg:y1="1.525cm" svg:x2="27.999cm" svg:y2="1.525cm">
        <text:p/>
      </draw:line>
      <draw:frame presentation:style-name="Default-title" draw:layer="backgroundobjects" svg:width="12.192cm" svg:height="2.629cm" svg:x="2.09cm" svg:y="2.286cm" presentation:class="title" presentation:placeholder="true">
        <draw:text-box/>
      </draw:frame>
      <draw:frame presentation:style-name="Default-outline1" draw:layer="backgroundobjects" svg:width="19.05cm" svg:height="7.102cm" svg:x="2.09cm" svg:y="5.598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Mpr23" draw:text-style-name="MP20" draw:layer="backgroundobjects" svg:width="9.905cm" svg:height="2.629cm" svg:x="1.837cm" svg:y="2.197cm" presentation:class="title">
        <draw:text-box>
          <text:p><text:span text:style-name="MT14">Click to edit the title text format</text:span></text:p>
        </draw:text-box>
      </draw:frame>
      <draw:frame presentation:style-name="Default_20_2-outline1" draw:layer="backgroundobjects" svg:width="7.366cm" svg:height="6.35cm" svg:x="47.81cm" svg:y="6.35cm" presentation:class="outline" presentation:placeholder="true">
        <draw:text-box/>
      </draw:frame>
      <draw:line draw:style-name="Mgr4" draw:text-style-name="MP5" draw:layer="backgroundobjects" svg:x1="1.523cm" svg:y1="15.75cm" svg:x2="1.582cm" svg:y2="0cm">
        <text:p/>
      </draw:line>
      <draw:line draw:style-name="Mgr4" draw:text-style-name="MP5" draw:layer="backgroundobjects" svg:x1="0cm" svg:y1="14.224cm" svg:x2="21.14cm" svg:y2="14.224cm">
        <text:p/>
      </draw:line>
      <draw:line draw:style-name="Mgr3" draw:text-style-name="MP5" draw:layer="backgroundobjects" svg:x1="0cm" svg:y1="1.524cm" svg:x2="20.574cm" svg:y2="1.524cm">
        <text:p/>
      </draw:line>
      <draw:line draw:style-name="Mgr3" draw:text-style-name="MP5" draw:layer="backgroundobjects" svg:x1="28cm" svg:y1="1.524cm" svg:x2="20.574cm" svg:y2="1.524cm">
        <text:p/>
      </draw:line>
      <draw:line draw:style-name="Mgr3" draw:text-style-name="MP5" draw:layer="backgroundobjects" svg:x1="26.476cm" svg:y1="0cm" svg:x2="26.476cm" svg:y2="11.684cm">
        <text:p/>
      </draw:line>
      <draw:line draw:style-name="Mgr3" draw:text-style-name="MP5" draw:layer="backgroundobjects" svg:x1="26.476cm" svg:y1="15.748cm" svg:x2="26.476cm" svg:y2="11.684cm">
        <text:p/>
      </draw:line>
      <draw:line draw:style-name="Mgr3" draw:text-style-name="MP5" draw:layer="backgroundobjects" svg:x1="28cm" svg:y1="14.224cm" svg:x2="20.888cm" svg:y2="14.224cm">
        <text:p/>
      </draw:line>
      <draw:frame draw:style-name="Mgr15" draw:text-style-name="MP21" draw:layer="backgroundobjects" svg:width="1.27cm" svg:height="1.052cm" svg:x="12.366cm" svg:y="3.964cm">
        <draw:text-box>
          <text:p><text:span text:style-name="MT15">01</text:span></text:p>
        </draw:text-box>
      </draw:frame>
      <draw:frame draw:style-name="Mgr15" draw:text-style-name="MP22" draw:layer="backgroundobjects" svg:width="1.27cm" svg:height="1.052cm" svg:x="19.462cm" svg:y="3.964cm">
        <draw:text-box>
          <text:p><text:span text:style-name="MT16">02</text:span></text:p>
        </draw:text-box>
      </draw:frame>
      <draw:frame draw:style-name="Mgr15" draw:text-style-name="MP22" draw:layer="backgroundobjects" svg:width="1.27cm" svg:height="1.052cm" svg:x="12.266cm" svg:y="9.298cm">
        <draw:text-box>
          <text:p><text:span text:style-name="MT16">03</text:span></text:p>
        </draw:text-box>
      </draw:frame>
      <draw:frame draw:style-name="Mgr16" draw:text-style-name="MP22" draw:layer="backgroundobjects" svg:width="1.27cm" svg:height="1.052cm" svg:x="19.462cm" svg:y="9.298cm">
        <draw:text-box>
          <text:p><text:span text:style-name="MT16">04</text:span></text:p>
        </draw:text-box>
      </draw:frame>
      <draw:line draw:style-name="Mgr17" draw:text-style-name="MP9" draw:layer="backgroundobjects" svg:x1="12.42cm" svg:y1="0cm" svg:x2="12.42cm" svg:y2="15.748cm">
        <text:p/>
      </draw:line>
      <draw:line draw:style-name="Mgr17" draw:text-style-name="MP9" draw:layer="backgroundobjects" svg:x1="12.42cm" svg:y1="10.16cm" svg:x2="21.14cm" svg:y2="10.16cm">
        <text:p/>
      </draw:line>
      <draw:line draw:style-name="Mgr17" draw:text-style-name="MP9" draw:layer="backgroundobjects" svg:x1="12.42cm" svg:y1="4.826cm" svg:x2="21.14cm" svg:y2="4.826cm">
        <text:p/>
      </draw:line>
      <draw:line draw:style-name="Mgr17" draw:text-style-name="MP9" draw:layer="backgroundobjects" svg:x1="12.12cm" svg:y1="0cm" svg:x2="12.12cm" svg:y2="15.748cm">
        <text:p/>
      </draw:line>
      <draw:line draw:style-name="Mgr17" draw:text-style-name="MP9" draw:layer="backgroundobjects" svg:x1="13.52cm" svg:y1="10.16cm" svg:x2="13.52cm" svg:y2="9.906cm">
        <text:p/>
      </draw:line>
      <draw:line draw:style-name="Mgr17" draw:text-style-name="MP9" draw:layer="backgroundobjects" svg:x1="13.52cm" svg:y1="4.826cm" svg:x2="13.52cm" svg:y2="4.572cm">
        <text:p/>
      </draw:line>
      <draw:line draw:style-name="Mgr17" draw:text-style-name="MP9" draw:layer="backgroundobjects" svg:x1="20.632cm" svg:y1="10.16cm" svg:x2="20.632cm" svg:y2="9.906cm">
        <text:p/>
      </draw:line>
      <draw:line draw:style-name="Mgr17" draw:text-style-name="MP9" draw:layer="backgroundobjects" svg:x1="21.14cm" svg:y1="10.414cm" svg:x2="21.14cm" svg:y2="10.16cm">
        <text:p/>
      </draw:line>
      <draw:line draw:style-name="Mgr17" draw:text-style-name="MP9" draw:layer="backgroundobjects" svg:x1="21.14cm" svg:y1="5.08cm" svg:x2="21.14cm" svg:y2="4.826cm">
        <text:p/>
      </draw:line>
      <draw:line draw:style-name="Mgr17" draw:text-style-name="MP9" draw:layer="backgroundobjects" svg:x1="20.632cm" svg:y1="4.826cm" svg:x2="20.632cm" svg:y2="4.572cm">
        <text:p/>
      </draw:line>
      <draw:line draw:style-name="Mgr17" draw:text-style-name="MP9" draw:layer="backgroundobjects" svg:x1="12.42cm" svg:y1="12.7cm" svg:x2="12.25cm" svg:y2="12.7cm">
        <text:p/>
      </draw:line>
      <draw:line draw:style-name="Mgr17" draw:text-style-name="MP9" draw:layer="backgroundobjects" svg:x1="12.436cm" svg:y1="10.16cm" svg:x2="12.266cm" svg:y2="10.16cm">
        <text:p/>
      </draw:line>
      <draw:line draw:style-name="Mgr17" draw:text-style-name="MP9" draw:layer="backgroundobjects" svg:x1="12.42cm" svg:y1="7.62cm" svg:x2="12.25cm" svg:y2="7.62cm">
        <text:p/>
      </draw:line>
      <draw:line draw:style-name="Mgr17" draw:text-style-name="MP9" draw:layer="backgroundobjects" svg:x1="12.42cm" svg:y1="5.08cm" svg:x2="12.25cm" svg:y2="5.08cm">
        <text:p/>
      </draw:line>
      <draw:line draw:style-name="Mgr17" draw:text-style-name="MP9" draw:layer="backgroundobjects" svg:x1="12.42cm" svg:y1="2.54cm" svg:x2="12.25cm" svg:y2="2.54cm">
        <text:p/>
      </draw:line>
      <draw:custom-shape presentation:style-name="Mpr24" draw:text-style-name="MP23" draw:layer="backgroundobjects" svg:width="4.123cm" svg:height="0.762cm" svg:x="1.523cm" svg:y="11.222cm">
        <text:p/>
        <draw:enhanced-geometry svg:viewBox="0 0 21600 21600" draw:type="rectangle" draw:enhanced-path="M 0 0 L 21600 0 21600 21600 0 21600 0 0 Z N"/>
      </draw:custom-shape>
      <draw:custom-shape presentation:style-name="Mpr25" draw:text-style-name="MP23" draw:layer="backgroundobjects" svg:width="5.139cm" svg:height="1.016cm" svg:x="1.523cm" svg:y="12.1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2-title" draw:layer="backgroundobjects" svg:width="19.798cm" svg:height="11.136cm" svg:x="0.6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outline1" draw:layer="backgroundobjects" svg:width="8.951cm" svg:height="4.063cm" svg:x="47.048cm" svg:y="9.906cm" presentation:class="outline" presentation:placeholder="true">
        <draw:text-box/>
      </draw:frame>
      <draw:custom-shape draw:style-name="Mgr5" draw:text-style-name="MP6" draw:layer="backgroundobjects" svg:width="27.998cm" svg:height="15.749cm" svg:x="0.001cm" svg:y="-0.011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1.53cm" svg:y1="6.859cm" svg:x2="1.583cm" svg:y2="15.749cm">
        <text:p/>
      </draw:line>
      <draw:line draw:style-name="Mgr3" draw:text-style-name="MP5" draw:layer="backgroundobjects" svg:x1="26.475cm" svg:y1="6.859cm" svg:x2="26.475cm" svg:y2="15.751cm">
        <text:p/>
      </draw:line>
      <draw:line draw:style-name="Mgr4" draw:text-style-name="MP5" draw:layer="backgroundobjects" svg:x1="0.001cm" svg:y1="14.225cm" svg:x2="27.999cm" svg:y2="14.225cm">
        <text:p/>
      </draw:line>
      <draw:frame draw:style-name="Mgr14" draw:text-style-name="MP9" draw:layer="backgroundobjects" svg:width="27.939cm" svg:height="4.482cm" draw:transform="rotate (-3.14159265358979) translate (27.045cm 4.478cm)">
        <draw:image xlink:href="Pictures/1000000100000671000001080CF2712592FF8965.png" xlink:type="simple" xlink:show="embed" xlink:actuate="onLoad" draw:mime-type="image/png">
          <text:p/>
        </draw:image>
      </draw:frame>
      <draw:frame presentation:style-name="Default_20_3-title" draw:layer="backgroundobjects" svg:width="25.145cm" svg:height="2.629cm" svg:x="1.53cm" svg:y="6.261cm" presentation:class="title" presentation:placeholder="true">
        <draw:text-box/>
      </draw:frame>
      <presentation:notes style:page-layout-name="PM0">
        <draw:page-thumbnail presentation:style-name="Default_20_3-title" draw:layer="backgroundobjects" svg:width="19.798cm" svg:height="11.136cm" svg:x="0.6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custom-shape draw:style-name="Mgr11" draw:text-style-name="MP6" draw:layer="backgroundobjects" svg:width="28cm" svg:height="15.75cm" svg:x="0cm" svg:y="0.002cm">
        <text:p/>
        <draw:enhanced-geometry svg:viewBox="0 0 21600 21600" draw:mirror-vertical="true" draw:type="rectangle" draw:enhanced-path="M 0 0 L 21600 0 21600 21600 0 21600 0 0 Z N"/>
      </draw:custom-shape>
      <draw:line draw:style-name="Mgr3" draw:text-style-name="MP5" draw:layer="backgroundobjects" svg:x1="0cm" svg:y1="1.525cm" svg:x2="27.998cm" svg:y2="1.525cm">
        <text:p/>
      </draw:line>
      <draw:line draw:style-name="Mgr3" draw:text-style-name="MP5" draw:layer="backgroundobjects" svg:x1="1.582cm" svg:y1="0.002cm" svg:x2="1.582cm" svg:y2="15.749cm">
        <text:p/>
      </draw:line>
      <draw:line draw:style-name="Mgr3" draw:text-style-name="MP5" draw:layer="backgroundobjects" svg:x1="26.476cm" svg:y1="0.001cm" svg:x2="26.474cm" svg:y2="15.751cm">
        <text:p/>
      </draw:line>
      <draw:line draw:style-name="Mgr4" draw:text-style-name="MP5" draw:layer="backgroundobjects" svg:x1="0cm" svg:y1="14.225cm" svg:x2="27.998cm" svg:y2="14.225cm">
        <text:p/>
      </draw:line>
      <draw:frame draw:style-name="Mgr18" draw:text-style-name="MP24" draw:layer="backgroundobjects" svg:width="2.032cm" svg:height="1.243cm" svg:x="24.444cm" svg:y="12.122cm">
        <draw:text-box>
          <text:p text:style-name="MP12"><text:span text:style-name="MT3">Source :</text:span></text:p>
        </draw:text-box>
      </draw:frame>
      <draw:frame presentation:style-name="Mpr30" draw:text-style-name="MP25" draw:layer="backgroundobjects" svg:width="8.889cm" svg:height="2.629cm" svg:x="2.344cm" svg:y="1.878cm" presentation:class="title">
        <draw:text-box>
          <text:p><text:span text:style-name="MT17">Click to edit the title text format</text:span></text:p>
        </draw:text-box>
      </draw:frame>
      <draw:frame presentation:style-name="Default_20_4-outline1" draw:layer="backgroundobjects" svg:width="10.16cm" svg:height="8.432cm" svg:x="2.344cm" svg:y="5.284cm" presentation:class="outline" presentation:placeholder="true">
        <draw:text-box/>
      </draw:frame>
      <draw:custom-shape presentation:style-name="Mpr31" draw:text-style-name="MP26" draw:layer="backgroundobjects" svg:width="5.588cm" svg:height="0.508cm" svg:x="20.886cm" svg:y="12.854cm">
        <text:p/>
        <draw:enhanced-geometry svg:viewBox="0 0 21600 21600" draw:type="rectangle" draw:enhanced-path="M 0 0 L 21600 0 21600 21600 0 21600 0 0 Z N"/>
      </draw:custom-shape>
      <draw:g>
        <draw:line draw:style-name="Mgr17" draw:text-style-name="MP9" draw:layer="backgroundobjects" svg:x1="12.378cm" svg:y1="0.001cm" svg:x2="12.378cm" svg:y2="15.749cm">
          <text:p/>
        </draw:line>
        <draw:line draw:style-name="Mgr17" draw:text-style-name="MP9" draw:layer="backgroundobjects" svg:x1="12.078cm" svg:y1="0.001cm" svg:x2="12.078cm" svg:y2="15.749cm">
          <text:p/>
        </draw:line>
        <draw:line draw:style-name="Mgr17" draw:text-style-name="MP9" draw:layer="backgroundobjects" svg:x1="12.378cm" svg:y1="3.041cm" svg:x2="12.208cm" svg:y2="3.041cm">
          <text:p/>
        </draw:line>
        <draw:line draw:style-name="Mgr17" draw:text-style-name="MP9" draw:layer="backgroundobjects" svg:x1="12.378cm" svg:y1="4.541cm" svg:x2="12.208cm" svg:y2="4.541cm">
          <text:p/>
        </draw:line>
        <draw:line draw:style-name="Mgr17" draw:text-style-name="MP9" draw:layer="backgroundobjects" svg:x1="12.378cm" svg:y1="6.041cm" svg:x2="12.208cm" svg:y2="6.041cm">
          <text:p/>
        </draw:line>
        <draw:line draw:style-name="Mgr17" draw:text-style-name="MP9" draw:layer="backgroundobjects" svg:x1="12.378cm" svg:y1="7.541cm" svg:x2="12.208cm" svg:y2="7.541cm">
          <text:p/>
        </draw:line>
        <draw:line draw:style-name="Mgr17" draw:text-style-name="MP9" draw:layer="backgroundobjects" svg:x1="12.378cm" svg:y1="9.041cm" svg:x2="12.208cm" svg:y2="9.041cm">
          <text:p/>
        </draw:line>
        <draw:line draw:style-name="Mgr17" draw:text-style-name="MP9" draw:layer="backgroundobjects" svg:x1="12.378cm" svg:y1="10.541cm" svg:x2="12.208cm" svg:y2="10.541cm">
          <text:p/>
        </draw:line>
        <draw:line draw:style-name="Mgr17" draw:text-style-name="MP9" draw:layer="backgroundobjects" svg:x1="12.378cm" svg:y1="12.041cm" svg:x2="12.208cm" svg:y2="12.041cm">
          <text:p/>
        </draw:line>
        <draw:line draw:style-name="Mgr17" draw:text-style-name="MP9" draw:layer="backgroundobjects" svg:x1="12.378cm" svg:y1="13.541cm" svg:x2="12.208cm" svg:y2="13.541cm">
          <text:p/>
        </draw:line>
        <draw:line draw:style-name="Mgr17" draw:text-style-name="MP9" draw:layer="backgroundobjects" svg:x1="12.378cm" svg:y1="15.041cm" svg:x2="12.208cm" svg:y2="15.041cm">
          <text:p/>
        </draw:line>
      </draw:g>
      <presentation:notes style:page-layout-name="PM0">
        <office:forms form:automatic-focus="false" form:apply-design-mode="false"/>
        <draw:page-thumbnail presentation:style-name="Default_20_4-title" draw:layer="backgroundobjects" svg:width="19.798cm" svg:height="11.136cm" svg:x="0.6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office:forms form:automatic-focus="false" form:apply-design-mode="false"/>
      <draw:frame presentation:style-name="Mpr34" draw:text-style-name="MP2" draw:layer="backgroundobjects" svg:width="6.509cm" svg:height="1.085cm" svg:x="28.50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8" draw:layer="backgroundobjects" svg:width="8.855cm" svg:height="1.085cm" svg:x="36.664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34" draw:text-style-name="MP4" draw:layer="backgroundobjects" svg:width="6.509cm" svg:height="1.085cm" svg:x="47.141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type="rectangle" draw:enhanced-path="M 0 0 L 21600 0 21600 21600 0 21600 0 0 Z N"/>
      </draw:custom-shape>
      <draw:line draw:style-name="Mgr19" draw:text-style-name="MP5" draw:layer="backgroundobjects" svg:x1="0cm" svg:y1="14.224cm" svg:x2="14.028cm" svg:y2="14.224cm">
        <text:p/>
      </draw:line>
      <draw:line draw:style-name="Mgr20" draw:text-style-name="MP5" draw:layer="backgroundobjects" svg:x1="1.524cm" svg:y1="0cm" svg:x2="1.582cm" svg:y2="15.75cm">
        <text:p/>
      </draw:line>
      <draw:line draw:style-name="Mgr20" draw:text-style-name="MP5" draw:layer="backgroundobjects" svg:x1="0cm" svg:y1="1.524cm" svg:x2="28cm" svg:y2="1.524cm">
        <text:p/>
      </draw:line>
      <draw:line draw:style-name="Mgr20" draw:text-style-name="MP5" draw:layer="backgroundobjects" svg:x1="26.476cm" svg:y1="0cm" svg:x2="26.474cm" svg:y2="8.382cm">
        <text:p/>
      </draw:line>
      <draw:frame draw:style-name="Mgr6" draw:text-style-name="MP9" draw:layer="backgroundobjects" svg:width="4.249cm" svg:height="6.604cm" svg:x="3.175cm" svg:y="4.064cm">
        <draw:image xlink:href="Pictures/10000001000000FA000001866EC7737E04D95970.png" xlink:type="simple" xlink:show="embed" xlink:actuate="onLoad" draw:mime-type="image/png">
          <text:p/>
        </draw:image>
      </draw:frame>
      <draw:frame draw:style-name="Mgr6" draw:text-style-name="MP9" draw:layer="backgroundobjects" svg:width="11.622cm" svg:height="6.568cm" svg:x="16.314cm" svg:y="9.182cm">
        <draw:image xlink:href="Pictures/10000001000002AE00000183E8A01B834BE2B7EB.png" xlink:type="simple" xlink:show="embed" xlink:actuate="onLoad" draw:mime-type="image/png">
          <text:p/>
        </draw:image>
      </draw:frame>
      <draw:frame presentation:style-name="Default_20_5-title" draw:layer="backgroundobjects" svg:width="14.986cm" svg:height="2.629cm" svg:x="8.694cm" svg:y="4.229cm" presentation:class="title" presentation:placeholder="true">
        <draw:text-box/>
      </draw:frame>
      <draw:frame presentation:style-name="Default_20_5-outline1" draw:layer="backgroundobjects" svg:width="13.97cm" svg:height="5.588cm" svg:x="8.694cm" svg:y="7.62cm" presentation:class="outline" presentation:placeholder="true">
        <draw:text-box/>
      </draw:frame>
      <presentation:notes style:page-layout-name="PM0">
        <draw:page-thumbnail presentation:style-name="Default_20_5-title" draw:layer="backgroundobjects" svg:width="19.798cm" svg:height="11.136cm" svg:x="0.6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office:forms form:automatic-focus="false" form:apply-design-mode="false"/>
      <draw:frame presentation:style-name="Mpr37" draw:text-style-name="MP2" draw:layer="backgroundobjects" svg:width="6.509cm" svg:height="1.085cm" svg:x="29.777cm" svg:y="20.251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8" draw:layer="backgroundobjects" svg:width="8.855cm" svg:height="1.085cm" svg:x="37.935cm" svg:y="20.251cm" presentation:class="footer">
        <draw:text-box>
          <text:p text:style-name="MP7"><text:span text:style-name="MT1"><presentation:footer/></text:span></text:p>
        </draw:text-box>
      </draw:frame>
      <draw:frame presentation:style-name="Mpr37" draw:text-style-name="MP4" draw:layer="backgroundobjects" svg:width="6.509cm" svg:height="1.085cm" svg:x="48.412cm" svg:y="20.25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6" draw:layer="backgroundobjects" svg:width="28cm" svg:height="15.75cm" svg:x="0cm" svg:y="0cm">
        <text:p/>
        <draw:enhanced-geometry svg:viewBox="0 0 21600 21600" draw:mirror-vertical="true" draw:mirror-horizontal="false" draw:type="rectangle" draw:enhanced-path="M 0 0 L 21600 0 21600 21600 0 21600 0 0 Z N"/>
      </draw:custom-shape>
      <draw:line draw:style-name="Mgr21" draw:text-style-name="MP5" draw:layer="backgroundobjects" svg:x1="0cm" svg:y1="14.224cm" svg:x2="13.012cm" svg:y2="14.224cm">
        <text:p/>
      </draw:line>
      <draw:line draw:style-name="Mgr22" draw:text-style-name="MP5" draw:layer="backgroundobjects" svg:x1="1.524cm" svg:y1="0cm" svg:x2="1.582cm" svg:y2="15.75cm">
        <text:p/>
      </draw:line>
      <draw:line draw:style-name="Mgr22" draw:text-style-name="MP5" draw:layer="backgroundobjects" svg:x1="0cm" svg:y1="1.524cm" svg:x2="28cm" svg:y2="1.524cm">
        <text:p/>
      </draw:line>
      <draw:line draw:style-name="Mgr22" draw:text-style-name="MP5" draw:layer="backgroundobjects" svg:x1="26.476cm" svg:y1="0cm" svg:x2="26.474cm" svg:y2="7.366cm">
        <text:p/>
      </draw:line>
      <draw:frame draw:style-name="Mgr6" draw:text-style-name="MP9" draw:layer="backgroundobjects" svg:width="4.929cm" svg:height="6.604cm" svg:x="2.598cm" svg:y="4.064cm">
        <draw:image xlink:href="Pictures/1000000100000123000001865E5ECB8D7DCBD97B.png" xlink:type="simple" xlink:show="embed" xlink:actuate="onLoad" draw:mime-type="image/png">
          <text:p/>
        </draw:image>
      </draw:frame>
      <draw:frame draw:style-name="Mgr6" draw:text-style-name="MP9" draw:layer="backgroundobjects" svg:width="11.226cm" svg:height="6.345cm" svg:x="16.663cm" svg:y="9.306cm">
        <draw:image xlink:href="Pictures/100000010000029600000176D91AEF681F37240E.png" xlink:type="simple" xlink:show="embed" xlink:actuate="onLoad" draw:mime-type="image/png">
          <text:p/>
        </draw:image>
      </draw:frame>
      <draw:frame presentation:style-name="Default_20_6-title" draw:layer="backgroundobjects" svg:width="15.493cm" svg:height="2.629cm" svg:x="7.795cm" svg:y="4.183cm" presentation:class="title" presentation:placeholder="true">
        <draw:text-box/>
      </draw:frame>
      <draw:frame presentation:style-name="Default_20_6-outline1" draw:layer="backgroundobjects" svg:width="13.969cm" svg:height="5.324cm" svg:x="7.679cm" svg:y="7.884cm" presentation:class="outline" presentation:placeholder="true">
        <draw:text-box/>
      </draw:frame>
      <presentation:notes style:page-layout-name="PM0">
        <draw:page-thumbnail presentation:style-name="Default_20_6-title" draw:layer="backgroundobjects" svg:width="19.798cm" svg:height="11.136cm" svg:x="0.6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office:forms form:automatic-focus="false" form:apply-design-mode="false"/>
      <draw:custom-shape draw:style-name="Mgr5" draw:text-style-name="MP6" draw:layer="backgroundobjects" svg:width="27.998cm" svg:height="15.749cm" svg:x="0cm" svg:y="-0.009cm">
        <text:p/>
        <draw:enhanced-geometry svg:viewBox="0 0 21600 21600" draw:mirror-vertical="true" draw:type="rectangle" draw:enhanced-path="M 0 0 L 21600 0 21600 21600 0 21600 0 0 Z N"/>
      </draw:custom-shape>
      <draw:frame presentation:style-name="Mpr40" draw:text-style-name="MP27" draw:layer="backgroundobjects" svg:width="24.384cm" svg:height="3.32cm" svg:x="1.836cm" svg:y="1.76cm" presentation:class="title">
        <draw:text-box>
          <text:p><text:span text:style-name="MT18">Click to edit the title text format</text:span></text:p>
        </draw:text-box>
      </draw:frame>
      <draw:frame presentation:style-name="Mpr41" draw:layer="backgroundobjects" svg:width="24.13cm" svg:height="10.668cm" svg:x="1.836cm" svg:y="3.55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2" draw:text-style-name="MP2" draw:layer="backgroundobjects" svg:width="6.509cm" svg:height="1.085cm" svg:x="26.6cm" svg:y="22.539cm" presentation:class="date-time">
        <draw:text-box>
          <text:p text:style-name="MP1"><text:span text:style-name="MT1"><presentation:date-time/></text:span></text:p>
        </draw:text-box>
      </draw:frame>
      <draw:frame presentation:style-name="Mpr42" draw:text-style-name="MP8" draw:layer="backgroundobjects" svg:width="8.855cm" svg:height="1.085cm" svg:x="34.758cm" svg:y="22.539cm" presentation:class="footer">
        <draw:text-box>
          <text:p text:style-name="MP7"><text:span text:style-name="MT1"><presentation:footer/></text:span></text:p>
        </draw:text-box>
      </draw:frame>
      <draw:frame presentation:style-name="Mpr42" draw:text-style-name="MP4" draw:layer="backgroundobjects" svg:width="6.509cm" svg:height="1.085cm" svg:x="45.235cm" svg:y="22.539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23" draw:text-style-name="MP5" draw:layer="backgroundobjects" svg:x1="1.523cm" svg:y1="15.75cm" svg:x2="1.524cm" svg:y2="11.43cm">
        <text:p/>
      </draw:line>
      <draw:line draw:style-name="Mgr23" draw:text-style-name="MP5" draw:layer="backgroundobjects" svg:x1="0cm" svg:y1="14.224cm" svg:x2="15.044cm" svg:y2="14.224cm">
        <text:p/>
      </draw:line>
      <draw:line draw:style-name="Mgr24" draw:text-style-name="MP5" draw:layer="backgroundobjects" svg:x1="1.524cm" svg:y1="0cm" svg:x2="1.524cm" svg:y2="12.192cm">
        <text:p/>
      </draw:line>
      <draw:line draw:style-name="Mgr24" draw:text-style-name="MP5" draw:layer="backgroundobjects" svg:x1="0cm" svg:y1="1.524cm" svg:x2="20.574cm" svg:y2="1.524cm">
        <text:p/>
      </draw:line>
      <draw:line draw:style-name="Mgr24" draw:text-style-name="MP5" draw:layer="backgroundobjects" svg:x1="28cm" svg:y1="1.524cm" svg:x2="20.574cm" svg:y2="1.524cm">
        <text:p/>
      </draw:line>
      <draw:line draw:style-name="Mgr24" draw:text-style-name="MP5" draw:layer="backgroundobjects" svg:x1="26.476cm" svg:y1="0cm" svg:x2="26.476cm" svg:y2="6.096cm">
        <text:p/>
      </draw:line>
      <draw:frame draw:style-name="Mgr6" draw:text-style-name="MP9" draw:layer="backgroundobjects" svg:width="11.684cm" svg:height="6.604cm" svg:x="16.314cm" svg:y="9.144cm">
        <draw:image xlink:href="Pictures/10000001000002B200000186CF589A85430E0C8E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_20_7-title" draw:layer="backgroundobjects" svg:width="19.798cm" svg:height="11.136cm" svg:x="0.6cm" svg:y="2.257cm" presentation:class="page"/>
        <draw:frame presentation:style-name="Default_20_7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office:forms form:automatic-focus="false" form:apply-design-mode="false"/>
      <draw:frame presentation:style-name="Mpr45" draw:text-style-name="MP28" draw:layer="backgroundobjects" svg:width="11.176cm" svg:height="2.629cm" svg:x="2.344cm" svg:y="2.286cm" presentation:class="title">
        <draw:text-box>
          <text:p><text:span text:style-name="MT19">Click to edit the title text format</text:span></text:p>
        </draw:text-box>
      </draw:frame>
      <draw:frame presentation:style-name="Default_20_8-outline1" draw:layer="backgroundobjects" svg:width="9.651cm" svg:height="8.118cm" svg:x="2.345cm" svg:y="5.598cm" presentation:class="outline" presentation:placeholder="true">
        <draw:text-box/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g>
        <draw:line draw:style-name="Mgr17" draw:text-style-name="MP9" draw:layer="backgroundobjects" svg:x1="13.678cm" svg:y1="0.001cm" svg:x2="13.678cm" svg:y2="15.749cm">
          <text:p/>
        </draw:line>
        <draw:line draw:style-name="Mgr17" draw:text-style-name="MP9" draw:layer="backgroundobjects" svg:x1="13.378cm" svg:y1="0.001cm" svg:x2="13.378cm" svg:y2="15.749cm">
          <text:p/>
        </draw:line>
        <draw:line draw:style-name="Mgr17" draw:text-style-name="MP9" draw:layer="backgroundobjects" svg:x1="13.678cm" svg:y1="3.041cm" svg:x2="13.508cm" svg:y2="3.041cm">
          <text:p/>
        </draw:line>
        <draw:line draw:style-name="Mgr17" draw:text-style-name="MP9" draw:layer="backgroundobjects" svg:x1="13.678cm" svg:y1="4.541cm" svg:x2="13.508cm" svg:y2="4.541cm">
          <text:p/>
        </draw:line>
        <draw:line draw:style-name="Mgr17" draw:text-style-name="MP9" draw:layer="backgroundobjects" svg:x1="13.678cm" svg:y1="6.041cm" svg:x2="13.508cm" svg:y2="6.041cm">
          <text:p/>
        </draw:line>
        <draw:line draw:style-name="Mgr17" draw:text-style-name="MP9" draw:layer="backgroundobjects" svg:x1="13.678cm" svg:y1="7.541cm" svg:x2="13.508cm" svg:y2="7.541cm">
          <text:p/>
        </draw:line>
        <draw:line draw:style-name="Mgr17" draw:text-style-name="MP9" draw:layer="backgroundobjects" svg:x1="13.678cm" svg:y1="9.041cm" svg:x2="13.508cm" svg:y2="9.041cm">
          <text:p/>
        </draw:line>
        <draw:line draw:style-name="Mgr17" draw:text-style-name="MP9" draw:layer="backgroundobjects" svg:x1="13.678cm" svg:y1="10.541cm" svg:x2="13.508cm" svg:y2="10.541cm">
          <text:p/>
        </draw:line>
        <draw:line draw:style-name="Mgr17" draw:text-style-name="MP9" draw:layer="backgroundobjects" svg:x1="13.678cm" svg:y1="12.041cm" svg:x2="13.508cm" svg:y2="12.041cm">
          <text:p/>
        </draw:line>
        <draw:line draw:style-name="Mgr17" draw:text-style-name="MP9" draw:layer="backgroundobjects" svg:x1="13.678cm" svg:y1="13.541cm" svg:x2="13.508cm" svg:y2="13.541cm">
          <text:p/>
        </draw:line>
        <draw:line draw:style-name="Mgr17" draw:text-style-name="MP9" draw:layer="backgroundobjects" svg:x1="13.678cm" svg:y1="15.041cm" svg:x2="13.508cm" svg:y2="15.041cm">
          <text:p/>
        </draw:line>
      </draw:g>
      <presentation:notes style:page-layout-name="PM0">
        <draw:page-thumbnail presentation:style-name="Default_20_8-title" draw:layer="backgroundobjects" svg:width="0.001cm" svg:height="0.001cm" svg:x="0cm" svg:y="2.257cm" presentation:class="page"/>
        <draw:frame presentation:style-name="Default_20_8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office:forms form:automatic-focus="false" form:apply-design-mode="false"/>
      <draw:frame presentation:style-name="Mpr48" draw:text-style-name="MP25" draw:layer="backgroundobjects" svg:width="10.513cm" svg:height="2.629cm" svg:x="2.091cm" svg:y="2.032cm" presentation:class="title">
        <draw:text-box>
          <text:p><text:span text:style-name="MT17">Click to edit the title text format</text:span></text:p>
        </draw:text-box>
      </draw:frame>
      <draw:frame presentation:style-name="Default_20_9-outline1" draw:layer="backgroundobjects" svg:width="10.922cm" svg:height="9.134cm" svg:x="15.044cm" svg:y="2.042cm" presentation:class="outline" presentation:placeholder="true">
        <draw:text-box/>
      </draw:frame>
      <draw:frame presentation:style-name="Mpr49" draw:text-style-name="MP2" draw:layer="backgroundobjects" svg:width="6.509cm" svg:height="1.085cm" svg:x="30.854cm" svg:y="21.521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8" draw:layer="backgroundobjects" svg:width="8.855cm" svg:height="1.085cm" svg:x="39.012cm" svg:y="21.521cm" presentation:class="footer">
        <draw:text-box>
          <text:p text:style-name="MP7"><text:span text:style-name="MT1"><presentation:footer/></text:span></text:p>
        </draw:text-box>
      </draw:frame>
      <draw:frame presentation:style-name="Mpr49" draw:text-style-name="MP4" draw:layer="backgroundobjects" svg:width="6.509cm" svg:height="1.085cm" svg:x="49.489cm" svg:y="21.521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0cm" svg:y1="1.524cm" svg:x2="27.998cm" svg:y2="1.524cm">
        <text:p/>
      </draw:line>
      <draw:line draw:style-name="Mgr3" draw:text-style-name="MP5" draw:layer="backgroundobjects" svg:x1="1.582cm" svg:y1="0.001cm" svg:x2="1.582cm" svg:y2="15.748cm">
        <text:p/>
      </draw:line>
      <draw:line draw:style-name="Mgr3" draw:text-style-name="MP5" draw:layer="backgroundobjects" svg:x1="26.476cm" svg:y1="0cm" svg:x2="26.474cm" svg:y2="15.75cm">
        <text:p/>
      </draw:line>
      <draw:line draw:style-name="Mgr4" draw:text-style-name="MP5" draw:layer="backgroundobjects" svg:x1="0cm" svg:y1="14.224cm" svg:x2="27.998cm" svg:y2="14.224cm">
        <text:p/>
      </draw:line>
      <draw:line draw:style-name="Mgr17" draw:text-style-name="MP9" draw:layer="backgroundobjects" svg:x1="14.182cm" svg:y1="0cm" svg:x2="14.182cm" svg:y2="15.748cm">
        <text:p/>
      </draw:line>
      <draw:line draw:style-name="Mgr17" draw:text-style-name="MP9" draw:layer="backgroundobjects" svg:x1="12.604cm" svg:y1="0cm" svg:x2="12.604cm" svg:y2="15.748cm">
        <text:p/>
      </draw:line>
      <presentation:notes style:page-layout-name="PM0">
        <draw:page-thumbnail presentation:style-name="Default_20_9-title" draw:layer="backgroundobjects" svg:width="0.001cm" svg:height="0.001cm" svg:x="0cm" svg:y="2.257cm" presentation:class="page"/>
        <draw:frame presentation:style-name="Default_20_9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10:17:43.589000000</meta:creation-date>
    <meta:editing-duration>PT2H23M36S</meta:editing-duration>
    <meta:editing-cycles>5</meta:editing-cycles>
    <meta:generator>LibreOffice/7.4.6.2$Windows_X86_64 LibreOffice_project/5b1f5509c2decdade7fda905e3e1429a67acd63d</meta:generator>
    <meta:initial-creator>Mikkel Holm Olsen</meta:initial-creator>
    <dc:date>2024-05-28T12:41:18.919000000</dc:date>
    <dc:creator>Mikkel Holm Olsen</dc:creator>
    <meta:document-statistic meta:object-count="351"/>
  </office:meta>
</office:document-meta>
</file>